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7.697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ffffff" draw:opacity="100%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8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1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solid" draw:fill-color="#ffffff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gr12" style:family="graphic">
      <style:graphic-properties style:protect="size"/>
    </style:style>
    <style:style style:name="pr1" style:family="presentation" style:parent-style-name="Master1-Layout1-title-Slajd-tytułowy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ajd-tytułowy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3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ytuł-i-zawartość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6" style:family="presentation" style:parent-style-name="Master1-Layout2-obj-Tytuł-i-zawartość-outline1">
      <style:graphic-properties draw:stroke="none" draw:fill="solid" draw:fill-color="#ffffff" draw:opacity="100%" draw:textarea-horizontal-align="left" draw:textarea-vertical-align="middle" draw:auto-grow-height="true" draw:auto-grow-width="true" fo:min-height="12.314cm" fo:min-width="17.237cm" fo:padding-top="0.127cm" fo:padding-bottom="0.127cm" fo:padding-left="0.254cm" fo:padding-right="0.254cm" fo:wrap-option="no-wrap"/>
    </style:style>
    <style:style style:name="pr7" style:family="presentation" style:parent-style-name="Master1-Layout2-obj-Tytuł-i-zawartość-outline1">
      <style:graphic-properties draw:stroke="none" draw:fill="solid" draw:fill-color="#ffffff" draw:opacity="100%" draw:textarea-horizontal-align="left" draw:textarea-vertical-align="middle" draw:auto-grow-height="true" draw:auto-grow-width="false" fo:min-height="10.005cm" fo:padding-top="0.127cm" fo:padding-bottom="0.127cm" fo:padding-left="0.254cm" fo:padding-right="0.254cm" fo:wrap-option="wrap"/>
    </style:style>
    <style:style style:name="pr8" style:family="presentation" style:parent-style-name="Master1-Layout2-obj-Tytuł-i-zawartość-outline1">
      <style:graphic-properties draw:stroke="none" draw:fill="solid" draw:fill-color="#ffffff" draw:opacity="100%" draw:textarea-horizontal-align="left" draw:textarea-vertical-align="middle" draw:auto-grow-height="true" draw:auto-grow-width="false" fo:min-height="13.852cm" fo:padding-top="0.127cm" fo:padding-bottom="0.127cm" fo:padding-left="0.254cm" fo:padding-right="0.254cm" fo:wrap-option="wrap"/>
    </style:style>
    <style:style style:name="pr9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ytuł-i-zawartość-outline1">
      <style:graphic-properties draw:stroke="none" draw:fill="none" draw:textarea-horizontal-align="left" draw:textarea-vertical-align="middle" draw:auto-grow-height="true" draw:auto-grow-width="false" fo:min-height="13.596cm" fo:padding-top="0.127cm" fo:padding-bottom="0.127cm" fo:padding-left="0.254cm" fo:padding-right="0.254cm" fo:wrap-option="wrap"/>
    </style:style>
    <style:style style:name="pr11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2-obj-Tytuł-i-zawartość-notes">
      <style:graphic-properties draw:fill-color="#ffffff" fo:min-height="10.001cm"/>
    </style:style>
    <style:style style:name="co1" style:family="table-column">
      <style:table-column-properties style:column-width="8.5cm" style:use-optimal-column-width="false"/>
    </style:style>
    <style:style style:name="co2" style:family="table-column">
      <style:table-column-properties style:column-width="20.3cm" style:use-optimal-column-width="false"/>
    </style:style>
    <style:style style:name="co3" style:family="table-column">
      <style:table-column-properties style:column-width="8.155cm" style:use-optimal-column-width="false"/>
    </style:style>
    <style:style style:name="co4" style:family="table-column">
      <style:table-column-properties style:column-width="13.902cm" style:use-optimal-column-width="false"/>
    </style:style>
    <style:style style:name="co5" style:family="table-column">
      <style:table-column-properties style:column-width="9.495cm" style:use-optimal-column-width="false"/>
    </style:style>
    <style:style style:name="co6" style:family="table-column">
      <style:table-column-properties style:column-width="16.185cm" style:use-optimal-column-width="false"/>
    </style:style>
    <style:style style:name="ro1" style:family="table-row">
      <style:table-row-properties style:row-height="1.608cm"/>
    </style:style>
    <style:style style:name="ro2" style:family="table-row">
      <style:table-row-properties style:row-height="1.616cm"/>
    </style:style>
    <style:style style:name="ro3" style:family="table-row">
      <style:table-row-properties style:row-height="1.587cm"/>
    </style:style>
    <style:style style:name="ro4" style:family="table-row">
      <style:table-row-properties style:row-height="1.589cm"/>
    </style:style>
    <style:style style:name="ro5" style:family="table-row">
      <style:table-row-properties style:row-height="1.716cm"/>
    </style:style>
    <style:style style:name="ro6" style:family="table-row">
      <style:table-row-properties style:row-height="1.724cm"/>
    </style:style>
    <style:style style:name="ro7" style:family="table-row">
      <style:table-row-properties style:row-height="1.75cm"/>
    </style:style>
    <style:style style:name="ro8" style:family="table-row">
      <style:table-row-properties style:row-height="1.757cm"/>
    </style:style>
    <style:style style:name="ce1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7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1.27cm" fo:margin-right="0cm" fo:margin-top="0.176cm" fo:margin-bottom="0cm" fo:line-height="7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54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1.905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font-style="normal" style:font-style-asian="normal" style:font-style-complex="normal"/>
    </style:style>
    <style:style style:name="P21" style:family="paragraph">
      <style:paragraph-properties style:writing-mode="lr-tb" style:font-independent-line-spacing="true"/>
      <style:text-properties fo:font-style="normal" style:font-style-asian="normal" style:font-style-complex="normal"/>
    </style:style>
    <style:style style:name="P2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3" style:family="paragraph">
      <style:paragraph-properties fo:margin-left="2.54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1.27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25" style:family="paragraph">
      <style:paragraph-properties fo:margin-left="2.54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26" style:family="paragraph">
      <style:paragraph-properties fo:margin-left="0.63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0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31" style:family="paragraph">
      <style:paragraph-properties fo:margin-left="1.905cm" fo:margin-right="0cm" fo:margin-top="0cm" fo:margin-bottom="0.499cm" fo:line-height="90%" fo:text-align="start" fo:text-indent="-0.635cm" style:punctuation-wrap="hanging" style:writing-mode="lr-tb">
        <style:tab-stops/>
      </style:paragraph-properties>
    </style:style>
    <style:style style:name="P32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style:font-family-generic="roman" style:font-pitch="variable" fo:font-size="6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Calibri Light'" style:font-family-generic="roman" style:font-pitch="variable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6" style:family="text">
      <style:text-properties fo:color="#ffc000" style:text-line-through-style="none" style:text-position="0% 100%" fo:font-family="Calibri" style:font-family-generic="roman" style:font-pitch="variable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7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pl" fo:country="P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11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Mangal" style:font-pitch-complex="variable" style:font-size-complex="24pt" style:font-style-complex="italic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italic" style:font-weight-asian="normal" style:font-family-complex="Mangal" style:font-pitch-complex="variable" style:font-size-complex="20pt" style:font-style-complex="italic" style:font-weight-complex="normal"/>
    </style:style>
    <style:style style:name="T14" style:family="text">
      <style:text-properties fo:color="#00008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/>
    </style:style>
    <style:style style:name="T15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16" style:family="text">
      <style:text-properties fo:color="#660e7a" style:text-line-through-style="none" style:text-position="0% 100%" fo:font-family="'Courier New'" style:font-family-generic="modern" style:font-pitch="fixed" fo:font-size="18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17" style:family="text">
      <style:text-properties fo:color="#00800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/>
    </style:style>
    <style:style style:name="T18" style:family="text">
      <style:text-properties fo:color="#000000" style:text-line-through-style="none" style:text-position="0% 100%" fo:font-family="Calibri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Calibri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20" style:family="text">
      <style:text-properties fo:color="#00008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T24" style:family="text">
      <style:text-properties fo:color="#000080" style:text-line-through-style="none" style:text-position="0% 100%" fo:font-family="'Courier New'" style:font-family-generic="modern" style:font-pitch="fixed" fo:font-size="16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25" style:family="text">
      <style:text-properties fo:color="#000000" style:text-line-through-style="none" style:text-position="0% 100%" fo:font-family="'Courier New'" style:font-family-generic="modern" style:font-pitch="fixed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26" style:family="text">
      <style:text-properties fo:color="#20999d" style:text-line-through-style="none" style:text-position="0% 100%" fo:font-family="'Courier New'" style:font-family-generic="modern" style:font-pitch="fixed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2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'Arial Unicode MS'" style:font-family-generic="swiss" style:font-pitch="variable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30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bold" style:font-family-complex="Mangal" style:font-pitch-complex="variable" style:font-size-complex="28pt" style:font-style-complex="normal" style:font-weight-complex="bold"/>
    </style:style>
    <style:style style:name="T31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Mangal" style:font-pitch-complex="variable" style:font-size-complex="24pt" style:font-style-complex="italic" style:font-weight-complex="normal"/>
    </style:style>
    <style:style style:name="T32" style:family="text">
      <style:text-properties fo:color="#000000" style:text-line-through-style="none" style:text-position="0% 100%" fo:font-family="Calibri" style:font-family-generic="roman" style:font-pitch="variable" fo:font-size="2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italic" style:font-weight-asian="normal" style:font-family-complex="Mangal" style:font-pitch-complex="variable" style:font-size-complex="26pt" style:font-style-complex="italic" style:font-weight-complex="normal"/>
    </style:style>
    <style:style style:name="T33" style:family="text">
      <style:text-properties fo:color="#000000" style:text-line-through-style="none" style:text-position="0% 100%" fo:font-family="Calibri" style:font-family-generic="roman" style:font-pitch="variable" fo:font-size="26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italic" style:font-weight-asian="normal" style:font-family-complex="Mangal" style:font-pitch-complex="variable" style:font-size-complex="26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Calibri" style:font-family-generic="roman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normal" style:font-family-complex="Mangal" style:font-pitch-complex="variable" style:font-size-complex="26pt" style:font-style-complex="normal" style:font-weight-complex="normal"/>
    </style:style>
    <style:style style:name="T35" style:family="text">
      <style:text-properties fo:color="#000000" style:text-line-through-style="none" style:text-position="0% 100%" fo:font-family="Calibri" style:font-family-generic="roman" style:font-pitch="variable" fo:font-size="2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36" style:family="text">
      <style:text-properties fo:color="#000000" style:text-line-through-style="none" style:text-position="0% 100%" fo:font-family="Calibri" style:font-family-generic="roman" style:font-pitch="variable" fo:font-size="22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italic" style:font-weight-asian="normal" style:font-family-complex="Mangal" style:font-pitch-complex="variable" style:font-size-complex="22pt" style:font-style-complex="italic" style:font-weight-complex="normal"/>
    </style:style>
    <style:style style:name="T37" style:family="text">
      <style:text-properties fo:color="#000000" style:text-line-through-style="none" style:text-position="0% 100%" fo:font-family="Calibri" style:font-family-generic="roman" style:font-pitch="variable" fo:font-size="2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italic" style:font-weight-asian="normal" style:font-family-complex="Mangal" style:font-pitch-complex="variable" style:font-size-complex="22pt" style:font-style-complex="italic" style:font-weight-complex="normal"/>
    </style:style>
    <style:style style:name="T38" style:family="text">
      <style:text-properties fo:color="#000000" style:text-line-through-style="none" style:text-position="0% 100%" fo:font-family="Calibri" style:font-family-generic="roman" style:font-pitch="variable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italic" style:font-weight-asian="normal" style:font-family-complex="Mangal" style:font-pitch-complex="variable" style:font-size-complex="22pt" style:font-style-complex="italic" style:font-weight-complex="normal"/>
    </style:style>
    <style:style style:name="T39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bold" style:font-family-complex="Mangal" style:font-pitch-complex="variable" style:font-size-complex="24pt" style:font-style-complex="italic" style:font-weight-complex="bold"/>
    </style:style>
    <style:style style:name="T41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italic" style:font-weight-asian="normal" style:font-family-complex="Mangal" style:font-pitch-complex="variable" style:font-size-complex="28pt" style:font-style-complex="italic" style:font-weight-complex="normal"/>
    </style:style>
    <style:style style:name="T42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italic" style:font-weight-asian="normal" style:font-family-complex="Mangal" style:font-pitch-complex="variable" style:font-size-complex="20pt" style:font-style-complex="italic" style:font-weight-complex="normal"/>
    </style:style>
    <style:style style:name="T43" style:family="text">
      <style:text-properties fo:color="#000000" style:text-line-through-style="none" style:text-position="0% 100%" fo:font-family="Calibri" style:font-family-generic="roman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0pt" style:font-style-asian="normal" style:font-weight-asian="normal" style:font-family-complex="Mangal" style:font-pitch-complex="variable" style:font-size-complex="30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Calibri" style:font-family-generic="roman" style:font-pitch="variable" fo:font-size="19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pt" style:font-style-asian="italic" style:font-weight-asian="normal" style:font-family-complex="Mangal" style:font-pitch-complex="variable" style:font-size-complex="19pt" style:font-style-complex="italic" style:font-weight-complex="normal"/>
    </style:style>
    <style:style style:name="T45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italic" style:font-weight-asian="normal" style:font-family-complex="Mangal" style:font-pitch-complex="variable" style:font-size-complex="32pt" style:font-style-complex="italic" style:font-weight-complex="normal"/>
    </style:style>
    <style:style style:name="T46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47" style:family="text">
      <style:text-properties fo:color="#000000" style:text-line-through-style="none" style:text-position="0% 100%" fo:font-family="Arial" style:font-family-generic="roman" style:font-pitch="variable" fo:font-size="22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italic" style:font-weight-asian="normal" style:font-family-complex="Mangal" style:font-pitch-complex="variable" style:font-size-complex="22pt" style:font-style-complex="italic" style:font-weight-complex="normal"/>
    </style:style>
    <style:style style:name="T48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italic" style:font-weight-asian="normal" style:font-family-complex="Mangal" style:font-pitch-complex="variable" style:font-size-complex="28pt" style:font-style-complex="italic" style:font-weight-complex="normal"/>
    </style:style>
    <style:style style:name="T49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0" style:family="text">
      <style:text-properties style:text-line-through-style="none" fo:font-family="Arial" style:font-family-generic="roman" style:font-pitch="variable" fo:font-size="18pt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bold" style:font-family-complex="Mangal" style:font-pitch-complex="variable" style:font-size-complex="18pt" style:font-style-complex="normal" style:font-weight-complex="bold"/>
    </style:style>
    <style:style style:name="T51" style:family="text">
      <style:text-properties style:text-line-through-style="none" fo:font-family="Arial" style:font-family-generic="roman" style:font-pitch="variable" fo:font-size="18pt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52" style:family="text">
      <style:text-properties style:text-line-through-style="none" fo:font-family="Arial" style:font-family-generic="roman" style:font-pitch="variable" fo:font-size="18pt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Mangal" style:font-pitch-complex="variable" style:font-size-complex="18pt" style:font-style-complex="italic" style:font-weight-complex="normal"/>
    </style:style>
    <style:style style:name="T53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bold" style:font-family-complex="Mangal" style:font-pitch-complex="variable" style:font-size-complex="28pt" style:font-style-complex="normal" style:font-weight-complex="bold"/>
    </style:style>
    <style:style style:name="T54" style:family="text">
      <style:text-properties fo:color="#000000" style:text-line-through-style="none" style:text-position="0% 100%" fo:font-family="'Calibri Light'" style:font-family-generic="roman" style:font-pitch="variable" fo:font-size="24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Mangal" style:font-pitch-complex="variable" style:font-size-complex="24pt" style:font-style-complex="italic" style:font-weight-complex="normal"/>
    </style:style>
    <style:style style:name="T55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italic" style:font-weight-asian="normal" style:font-family-complex="Mangal" style:font-pitch-complex="variable" style:font-size-complex="28pt" style:font-style-complex="italic" style:font-weight-complex="normal"/>
    </style:style>
    <style:style style:name="T56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italic" style:font-weight-asian="bold" style:font-family-complex="Mangal" style:font-pitch-complex="variable" style:font-size-complex="28pt" style:font-style-complex="italic" style:font-weight-complex="bold"/>
    </style:style>
    <style:style style:name="T57" style:family="text">
      <style:text-properties fo:color="#000000" style:text-line-through-style="none" style:text-position="0% 100%" fo:font-family="'Calibri Light'" style:font-family-generic="roman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58" style:family="text">
      <style:text-properties fo:color="#000000" style:text-line-through-style="none" style:text-position="0% 100%" fo:font-family="'Calibri Light'" style:font-family-generic="roman" style:font-pitch="variable" fo:font-size="20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italic" style:font-weight-asian="normal" style:font-family-complex="Mangal" style:font-pitch-complex="variable" style:font-size-complex="20pt" style:font-style-complex="italic" style:font-weight-complex="normal"/>
    </style:style>
    <style:style style:name="T59" style:family="text">
      <style:text-properties fo:color="#000000" style:text-line-through-style="none" style:text-position="0% 100%" fo:font-family="'Calibri Light'" style:font-family-generic="roman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60" style:family="text">
      <style:text-properties fo:color="#000000" style:text-line-through-style="none" style:text-position="0% 100%" fo:font-family="'Calibri Light'" style:font-family-generic="roman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T61" style:family="text">
      <style:text-properties fo:color="#000000" style:text-line-through-style="none" style:text-position="0% 100%" fo:font-family="'Courier New'" style:font-family-generic="modern" style:font-pitch="fixed" fo:font-size="24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'Courier New'" style:font-family-generic-complex="modern" style:font-pitch-complex="fixed" style:font-size-complex="24pt" style:font-style-complex="italic" style:font-weight-complex="normal"/>
    </style:style>
    <style:style style:name="T62" style:family="text">
      <style:text-properties fo:color="#000080" style:text-line-through-style="none" style:text-position="0% 100%" fo:font-family="'Courier New'" style:font-family-generic="modern" style:font-pitch="fixed" fo:font-size="24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bold" style:font-family-complex="'Courier New'" style:font-family-generic-complex="modern" style:font-pitch-complex="fixed" style:font-size-complex="24pt" style:font-style-complex="italic" style:font-weight-complex="bold"/>
    </style:style>
    <style:style style:name="T63" style:family="text">
      <style:text-properties fo:color="#008000" style:text-line-through-style="none" style:text-position="0% 100%" fo:font-family="'Courier New'" style:font-family-generic="modern" style:font-pitch="fixed" fo:font-size="24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bold" style:font-family-complex="'Courier New'" style:font-family-generic-complex="modern" style:font-pitch-complex="fixed" style:font-size-complex="24pt" style:font-style-complex="italic" style:font-weight-complex="bold"/>
    </style:style>
    <style:style style:name="T64" style:family="text">
      <style:text-properties fo:color="#000000" style:text-line-through-style="none" style:text-position="0% 100%" fo:font-family="'Courier New'" style:font-family-generic="modern" style:font-pitch="fixed" fo:font-size="20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italic" style:font-weight-asian="normal" style:font-family-complex="'Courier New'" style:font-family-generic-complex="modern" style:font-pitch-complex="fixed" style:font-size-complex="20pt" style:font-style-complex="italic" style:font-weight-complex="normal"/>
    </style:style>
    <style:style style:name="T65" style:family="text">
      <style:text-properties fo:color="#000000" style:text-line-through-style="none" style:text-position="0% 100%" fo:font-family="'Calibri Light'" style:font-family-generic="roman" style:font-pitch="variable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italic" style:font-weight-asian="normal" style:font-family-complex="'Courier New'" style:font-family-generic-complex="modern" style:font-pitch-complex="fixed" style:font-size-complex="18pt" style:font-style-complex="italic" style:font-weight-complex="normal"/>
    </style:style>
    <style:style style:name="T66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/>
    </style:style>
    <style:style style:name="T67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'Courier New'" style:font-family-generic-complex="modern" style:font-pitch-complex="fixed" style:font-size-complex="24pt" style:font-style-complex="italic" style:font-weight-complex="normal"/>
    </style:style>
    <style:style style:name="T6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/>
    </style:style>
    <style:style style:name="T69" style:family="text">
      <style:text-properties fo:color="#000000" style:text-line-through-style="none" style:text-position="0% 100%" fo:font-family="'Calibri Light'" style:font-family-generic="roman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/>
    </style:style>
    <style:style style:name="T70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'Courier New'" style:font-family-generic-complex="modern" style:font-pitch-complex="fixed" style:font-size-complex="28pt" style:font-style-complex="normal" style:font-weight-complex="normal"/>
    </style:style>
    <style:style style:name="T71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italic" style:font-weight-asian="normal" style:font-family-complex="'Courier New'" style:font-family-generic-complex="modern" style:font-pitch-complex="fixed" style:font-size-complex="28pt" style:font-style-complex="italic" style:font-weight-complex="normal"/>
    </style:style>
    <style:style style:name="T72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/>
    </style:style>
    <style:style style:name="T73" style:family="text">
      <style:text-properties fo:color="#00008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/>
    </style:style>
    <style:style style:name="T74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75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family-complex="'Courier New'" style:font-family-generic-complex="modern" style:font-pitch-complex="fixed" style:font-size-complex="18pt" style:font-style-complex="italic" style:font-weight-complex="normal"/>
    </style:style>
    <style:style style:name="T76" style:family="text">
      <style:text-properties fo:color="#000000" style:text-line-through-style="none" style:text-position="0% 100%" fo:font-family="'Calibri Light'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ajd-tytułowy">
        <office:forms form:automatic-focus="false" form:apply-design-mode="false"/>
        <draw:frame draw:name="Tytuł 1" presentation:style-name="pr1" draw:text-style-name="P2" draw:layer="layout" svg:width="25.4cm" svg:height="6.632cm" svg:x="4.233cm" svg:y="3.118cm" presentation:class="title">
          <draw:text-box>
            <text:p text:style-name="P1"><text:span text:style-name="T1">JAVA 8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4.848cm" svg:height="11.136cm" svg:x="3.075cm" svg:y="2.257cm" draw:page-number="1" presentation:class="page"/>
          <draw:frame draw:name="Symbol zastępczy notatek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ytuł-i-zawartość">
        <draw:frame draw:name="Tytuł 1" presentation:style-name="pr3" draw:text-style-name="P2" draw:layer="layout" svg:width="29.21cm" svg:height="3.682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29.21cm" svg:height="5.914cm" svg:x="2.328cm" svg:y="5.071cm" presentation:class="outline">
          <draw:text-box>
            <text:list text:style-name="L3">
              <text:list-item>
                <text:p text:style-name="P4"><text:span text:style-name="T4">Kontrakt:</text:span></text:p>
              </text:list-item>
              <text:list-item>
                <text:p text:style-name="P4"><text:span text:style-name="T4"><text:tab/></text:span><text:span text:style-name="T4">metody bez implementacji</text:span></text:p>
              </text:list-item>
              <text:list-item>
                <text:p text:style-name="P4"><text:span text:style-name="T4"><text:tab/></text:span><text:span text:style-name="T4">pola statyczne</text:span></text:p>
              </text:list-item>
              <text:list-item>
                <text:p text:style-name="P4"><text:span text:style-name="T4"><text:tab/></text:span><text:span text:style-name="T4">zawartość zawsze publiczna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pole tekstowe 4" draw:style-name="gr3" draw:text-style-name="P6" draw:layer="layout" svg:width="19.213cm" svg:height="2.58cm" svg:x="3.973cm" svg:y="12.483cm">
          <draw:text-box>
            <text:p text:style-name="P5"><text:span text:style-name="T5">public interface Comparable&lt;T&gt; {</text:span></text:p>
            <text:p text:style-name="P5"><text:span text:style-name="T5"><text:s text:c="4"/></text:span><text:span text:style-name="T6">public</text:span><text:span text:style-name="T5"> int compareTo(T o);</text:span></text:p>
            <text:p text:style-name="P5"><text:span text:style-name="T5">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>
        <draw:frame draw:name="Tytuł 1" presentation:style-name="pr3" draw:text-style-name="P2" draw:layer="layout" svg:width="29.21cm" svg:height="3.682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29.21cm" svg:height="5.914cm" svg:x="2.328cm" svg:y="5.071cm" presentation:class="outline">
          <draw:text-box>
            <text:list text:style-name="L3">
              <text:list-item>
                <text:p text:style-name="P4"><text:span text:style-name="T4">Kontrakt:</text:span></text:p>
              </text:list-item>
              <text:list-item>
                <text:p text:style-name="P4"><text:span text:style-name="T4"><text:tab/></text:span><text:span text:style-name="T4">metody bez implementacji</text:span></text:p>
              </text:list-item>
              <text:list-item>
                <text:p text:style-name="P4"><text:span text:style-name="T4"><text:tab/></text:span><text:span text:style-name="T4">pola statyczne</text:span></text:p>
              </text:list-item>
              <text:list-item>
                <text:p text:style-name="P4"><text:span text:style-name="T4"><text:tab/></text:span><text:span text:style-name="T4">zawartość zawsze publiczna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pole tekstowe 4" draw:style-name="gr3" draw:text-style-name="P6" draw:layer="layout" svg:width="19.213cm" svg:height="2.58cm" svg:x="3.973cm" svg:y="12.483cm">
          <draw:text-box>
            <text:p text:style-name="P5"><text:span text:style-name="T5">public interface Comparable&lt;T&gt; {</text:span></text:p>
            <text:p text:style-name="P5"><text:span text:style-name="T5"><text:s text:c="4"/></text:span><text:span text:style-name="T6">public</text:span><text:span text:style-name="T5"> int compareTo(T o);</text:span></text:p>
            <text:p text:style-name="P5"><text:span text:style-name="T5">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30.192cm" svg:height="5.697cm" svg:x="2.328cm" svg:y="3.79cm" presentation:class="outline">
          <draw:text-box>
            <text:list text:style-name="L4">
              <text:list-item>
                <text:p text:style-name="P7"><text:span text:style-name="T4">JDK8 dodaje metody statyczne</text:span></text:p>
              </text:list-item>
              <text:list-item>
                <text:p text:style-name="P7"><text:span text:style-name="T4">JDK8 pozwala na domyślną implementację metod</text:span></text:p>
                <text:list>
                  <text:list-item>
                    <text:p text:style-name="P8"><text:span text:style-name="T7">Klasy/interfejsy dziedziczą implementację domyślną</text:span></text:p>
                  </text:list-item>
                  <text:list-item>
                    <text:p text:style-name="P8"><text:span text:style-name="T7">Jak dotychczas, można nadpisywać/implementować metod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draw:frame draw:name="pole tekstowe 3" draw:style-name="gr4" draw:text-style-name="P6" draw:layer="layout" svg:width="21.579cm" svg:height="7.951cm" svg:x="3.843cm" svg:y="9.487cm">
          <draw:text-box>
            <text:p text:style-name="P5"><text:span text:style-name="T8">java.util.Map</text:span></text:p>
            <text:p text:style-name="P5"><text:span text:style-name="T9"/></text:p>
            <text:p text:style-name="P5"><text:span text:style-name="T10"><text:s/></text:span><text:span text:style-name="T10">default V putIfAbsent(K key, V value) {</text:span></text:p>
            <text:p text:style-name="P5"><text:span text:style-name="T10"><text:s text:c="8"/></text:span><text:span text:style-name="T10">V v = get(key);</text:span></text:p>
            <text:p text:style-name="P5"><text:span text:style-name="T10"><text:s text:c="8"/></text:span><text:span text:style-name="T10">if (v == null) {</text:span></text:p>
            <text:p text:style-name="P5"><text:span text:style-name="T10"><text:s text:c="12"/></text:span><text:span text:style-name="T10">v = put(key, value);</text:span></text:p>
            <text:p text:style-name="P5"><text:span text:style-name="T10"><text:s text:c="8"/></text:span><text:span text:style-name="T10">}</text:span></text:p>
            <text:p text:style-name="P5"><text:span text:style-name="T10"/></text:p>
            <text:p text:style-name="P5"><text:span text:style-name="T10"><text:s text:c="8"/></text:span><text:span text:style-name="T10">return v;</text:span></text:p>
            <text:p text:style-name="P5"><text:span text:style-name="T10"><text:s text:c="4"/></text:span><text:span text:style-name="T10">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30.192cm" svg:height="10.538cm" svg:x="2.328cm" svg:y="3.79cm" presentation:class="outline">
          <draw:text-box>
            <text:list text:style-name="L4">
              <text:list-item>
                <text:p text:style-name="P7"><text:span text:style-name="T4">Podejście przed JDK8</text:span></text:p>
                <text:list>
                  <text:list-item>
                    <text:p text:style-name="P8"><text:span text:style-name="T7">Interfejs + powiązana klasa narzędziow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Interface </text:span><text:span text:style-name="T11">Collection</text:span><text:span text:style-name="T7"> + class </text:span><text:span text:style-name="T11">Colle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Podejście od JDK8</text:span></text:p>
                <text:list>
                  <text:list-item>
                    <text:p text:style-name="P8"><text:span text:style-name="T7">Można przenieść metody z klasy narzędziowej do interfejsu</text:span></text:p>
                  </text:list-item>
                  <text:list-item>
                    <text:p text:style-name="P8"><text:span text:style-name="T7">Wykorzystanie metod statycznych</text:span></text:p>
                  </text:list-item>
                  <text:list-item>
                    <text:p text:style-name="P8"><text:span text:style-name="T7">Istniejące klasy istnieją nadal - kompatybilność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30.192cm" svg:height="10.538cm" svg:x="2.328cm" svg:y="3.79cm" presentation:class="outline">
          <draw:text-box>
            <text:list text:style-name="L4">
              <text:list-item>
                <text:p text:style-name="P7"><text:span text:style-name="T4">Klasy abstrakcyjne – jeszcze potrzebne, jeśli możemy implementować metody w interfejsach?</text:span></text:p>
                <text:list>
                  <text:list-item>
                    <text:p text:style-name="P8"><text:span text:style-name="T7">Dziedziczenie tylko po jednej klasie</text:span></text:p>
                  </text:list-item>
                  <text:list-item>
                    <text:p text:style-name="P8"><text:span text:style-name="T7">Implementacja kilku interfejsów</text:span></text:p>
                    <text:p text:style-name="P8"><text:span text:style-name="T7"/></text:p>
                  </text:list-item>
                  <text:list-item>
                    <text:p text:style-name="P8"><text:span text:style-name="T7">Klasa abstrakcyjna przechowuje atrybuty klasy – pola prywatne</text:span></text:p>
                    <text:p text:style-name="P8"><text:span text:style-name="T7"/></text:p>
                  </text:list-item>
                </text:list>
                <text:p text:style-name="P7"><text:span text:style-name="T4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30.192cm" svg:height="14.424cm" svg:x="2.328cm" svg:y="3.79cm" presentation:class="outline">
          <draw:text-box>
            <text:list text:style-name="L4">
              <text:list-item>
                <text:p text:style-name="P10"><text:span text:style-name="T7">Metody domyślne a „wielodziedziczenie”</text:span></text:p>
                <text:list>
                  <text:list-item>
                    <text:p text:style-name="P11"><text:span text:style-name="T12">Kilka interfejsów, metody domyślne o takiej samej sygnaturze</text:span></text:p>
                  </text:list-item>
                </text:list>
                <text:p text:style-name="P10"><text:span text:style-name="T13"/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interface A {</text:span></text:p>
                  </text:list-item>
                  <text:list-item>
                    <text:p text:style-name="P12"><text:span text:style-name="T13"><text:s text:c="4"/></text:span><text:span text:style-name="T13">public default void hello() {</text:span></text:p>
                  </text:list-item>
                  <text:list-item>
                    <text:p text:style-name="P12"><text:span text:style-name="T13"><text:s text:c="8"/></text:span><text:span text:style-name="T13">System.out.println("Hello from A");</text:span></text:p>
                  </text:list-item>
                  <text:list-item>
                    <text:p text:style-name="P12"><text:span text:style-name="T13"><text:s text:c="4"/></text:span><text:span text:style-name="T13">}</text:span></text:p>
                  </text:list-item>
                  <text:list-item>
                    <text:p text:style-name="P12"><text:span text:style-name="T13">}</text:span></text:p>
                  </text:list-item>
                  <text:list-item>
                    <text:p text:style-name="P12"><text:span text:style-name="T13">interface B {</text:span></text:p>
                  </text:list-item>
                  <text:list-item>
                    <text:p text:style-name="P12"><text:span text:style-name="T13"><text:s text:c="4"/></text:span><text:span text:style-name="T13">public default void hello() {</text:span></text:p>
                  </text:list-item>
                  <text:list-item>
                    <text:p text:style-name="P12"><text:span text:style-name="T13"><text:s text:c="8"/></text:span><text:span text:style-name="T13">System.out.println("Hello from B");</text:span></text:p>
                  </text:list-item>
                  <text:list-item>
                    <text:p text:style-name="P12"><text:span text:style-name="T13"><text:s text:c="4"/></text:span><text:span text:style-name="T13">}</text:span></text:p>
                  </text:list-item>
                  <text:list-item>
                    <text:p text:style-name="P12"><text:span text:style-name="T13">}</text:span></text:p>
                  </text:list-item>
                  <text:list-item>
                    <text:p text:style-name="P12"><text:span text:style-name="T13">class C implements A, B {</text:span></text:p>
                  </text:list-item>
                  <text:list-item>
                    <text:p text:style-name="P12"><text:span text:style-name="T13"><text:s text:c="8"/></text:span><text:span text:style-name="T13">public static void main(String... args) {</text:span></text:p>
                  </text:list-item>
                  <text:list-item>
                    <text:p text:style-name="P12"><text:span text:style-name="T13"><text:s text:c="12"/></text:span><text:span text:style-name="T13">new C().hello();</text:span></text:p>
                  </text:list-item>
                  <text:list-item>
                    <text:p text:style-name="P12"><text:span text:style-name="T13"><text:s text:c="8"/></text:span><text:span text:style-name="T13">}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7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</text:span></text:p>
          </draw:text-box>
        </draw:frame>
        <draw:frame draw:name="Symbol zastępczy zawartości 2" presentation:style-name="pr4" draw:text-style-name="P2" draw:layer="layout" svg:width="30.192cm" svg:height="14.424cm" svg:x="2.328cm" svg:y="3.79cm" presentation:class="outline">
          <draw:text-box>
            <text:list text:style-name="L4">
              <text:list-item>
                <text:p text:style-name="P7"><text:span text:style-name="T4">Metody domyślne – zasady wywołania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Klasy na pierwszym miejscu. Metoda zdefiniowana w klasie (lub nadklasie) będzie miała wyższy priorytet niż metoda interfejsu</text:span></text:p>
                  </text:list-item>
                  <text:list-item>
                    <text:p text:style-name="P13"><text:span text:style-name="T7">Metoda zdefiniowana w kilku interfejsach, które po sobie dziedziczą, wywoła się najbardziej szczegółowa implementacja</text:span></text:p>
                  </text:list-item>
                  <text:list-item>
                    <text:p text:style-name="P13"><text:span text:style-name="T7">Jeśli kompilator nie może zdecydować, należy wymusić wywołanie przez </text:span><text:span text:style-name="T7"><text:line-break/></text:span><text:span text:style-name="T11">A.super.hello()</text:span><text:span text:style-name="T7"> w metodzie klasy</text:span></text:p>
                  </text:list-item>
                  <text:list-item>
                    <text:p text:style-name="P13"><text:span text:style-name="T7">Error: class inherits unrelated defaults for hello() from types A and B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8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– przykład</text:span></text:p>
          </draw:text-box>
        </draw:frame>
        <draw:frame draw:name="Rectangle 1" presentation:style-name="pr6" draw:text-style-name="P2" draw:layer="layout" svg:width="17.745cm" svg:height="12.568cm" svg:x="2.328cm" svg:y="3.902cm" presentation:class="outline">
          <draw:text-box>
            <text:list text:style-name="L3">
              <text:list-item>
                <text:p text:style-name="P14"><text:span text:style-name="T14">interface </text:span><text:span text:style-name="T15">A {</text:span><text:span text:style-name="T15"><text:line-break/></text:span><text:span text:style-name="T15"> <text:s text:c="3"/></text:span><text:span text:style-name="T14">default void </text:span><text:span text:style-name="T15">hello() {</text:span><text:span text:style-name="T15"><text:line-break/></text:span><text:span text:style-name="T15"> <text:s text:c="7"/>System.</text:span><text:span text:style-name="T16">out</text:span><text:span text:style-name="T15">.println(</text:span><text:span text:style-name="T17">"Hello from A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4">interface </text:span><text:span text:style-name="T15">B {</text:span><text:span text:style-name="T15"><text:line-break/></text:span><text:span text:style-name="T15"> <text:s text:c="3"/></text:span><text:span text:style-name="T14">default void </text:span><text:span text:style-name="T15">hello() {</text:span><text:span text:style-name="T15"><text:line-break/></text:span><text:span text:style-name="T15"> <text:s text:c="7"/>System.</text:span><text:span text:style-name="T16">out</text:span><text:span text:style-name="T15">.println(</text:span><text:span text:style-name="T17">"Hello from B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public class </text:span><text:span text:style-name="T15">Presentation </text:span><text:span text:style-name="T14">implements </text:span><text:span text:style-name="T15">A, B {</text:span><text:span text:style-name="T15"><text:line-break/></text:span><text:span text:style-name="T15"> <text:s text:c="3"/></text:span><text:span text:style-name="T14">public static void </text:span><text:span text:style-name="T15">main(String... args) {</text:span><text:span text:style-name="T15"><text:line-break/></text:span><text:span text:style-name="T15"> <text:s text:c="7"/></text:span><text:span text:style-name="T14">new </text:span><text:span text:style-name="T15">Presentation().hello();</text:span><text:span text:style-name="T15"><text:line-break/></text:span><text:span text:style-name="T15"> <text:s text:c="3"/>}</text:span><text:span text:style-name="T15"><text:line-break/></text:span><text:span text:style-name="T15">}</text:span></text:p>
              </text:list-item>
            </text:list>
          </draw:text-box>
        </draw:frame>
        <draw:frame draw:name="pole tekstowe 4" draw:style-name="gr5" draw:text-style-name="P6" draw:layer="layout" svg:width="28.586cm" svg:height="0.856cm" svg:x="2.328cm" svg:y="17.498cm">
          <draw:text-box>
            <text:p text:style-name="P5"><text:span text:style-name="T18">Error: C inherits unrelated defaults for hello() from types B and A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9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– przykład</text:span></text:p>
          </draw:text-box>
        </draw:frame>
        <draw:frame draw:name="pole tekstowe 4" draw:style-name="gr5" draw:text-style-name="P6" draw:layer="layout" svg:width="28.586cm" svg:height="0.856cm" svg:x="2.328cm" svg:y="17.498cm">
          <draw:text-box>
            <text:p text:style-name="P5"><text:span text:style-name="T19">Bez błędu – co się wypisze?</text:span></text:p>
          </draw:text-box>
        </draw:frame>
        <draw:frame draw:name="Rectangle 2" presentation:style-name="pr7" draw:text-style-name="P2" draw:layer="layout" svg:width="19.75cm" svg:height="10.259cm" svg:x="2.09cm" svg:y="3.959cm" presentation:class="outline">
          <draw:text-box>
            <text:list text:style-name="L3">
              <text:list-item>
                <text:p text:style-name="P14"><text:span text:style-name="T14">interface </text:span><text:span text:style-name="T15">A{</text:span><text:span text:style-name="T15"><text:line-break/></text:span><text:span text:style-name="T15"> <text:s text:c="3"/></text:span><text:span text:style-name="T14">default void </text:span><text:span text:style-name="T15">hello(){</text:span><text:span text:style-name="T15"><text:line-break/></text:span><text:span text:style-name="T15"> <text:s text:c="7"/>System.</text:span><text:span text:style-name="T16">out</text:span><text:span text:style-name="T15">.println(</text:span><text:span text:style-name="T17">"Hello from A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interface </text:span><text:span text:style-name="T15">B </text:span><text:span text:style-name="T14">extends </text:span><text:span text:style-name="T15">A { }</text:span><text:span text:style-name="T15"><text:line-break/></text:span><text:span text:style-name="T15"><text:line-break/></text:span><text:span text:style-name="T14">interface </text:span><text:span text:style-name="T15">C </text:span><text:span text:style-name="T14">extends </text:span><text:span text:style-name="T15">A { }</text:span><text:span text:style-name="T15"><text:line-break/></text:span><text:span text:style-name="T15"><text:line-break/></text:span><text:span text:style-name="T14">class </text:span><text:span text:style-name="T15">D </text:span><text:span text:style-name="T14">implements </text:span><text:span text:style-name="T15">B, C { }</text:span><text:span text:style-name="T15"><text:line-break/></text:span><text:span text:style-name="T15"><text:line-break/></text:span><text:span text:style-name="T14">new </text:span><text:span text:style-name="T15">D().hello(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0" presentation:class="page"/>
          <draw:frame draw:name="Symbol zastępczy notatek 2" presentation:style-name="pr5" draw:text-style-name="P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– przykład</text:span></text:p>
          </draw:text-box>
        </draw:frame>
        <draw:frame draw:name="pole tekstowe 4" draw:style-name="gr5" draw:text-style-name="P6" draw:layer="layout" svg:width="28.586cm" svg:height="0.856cm" svg:x="0.766cm" svg:y="17.147cm">
          <draw:text-box>
            <text:p text:style-name="P5"><text:span text:style-name="T19">Bez błędu – co się wypisze?</text:span></text:p>
          </draw:text-box>
        </draw:frame>
        <draw:frame draw:name="Rectangle 2" presentation:style-name="pr8" draw:text-style-name="P2" draw:layer="layout" svg:width="32.401cm" svg:height="14.106cm" svg:x="0.766cm" svg:y="3.041cm" presentation:class="outline" presentation:user-transformed="true">
          <draw:text-box>
            <text:list text:style-name="L3">
              <text:list-item>
                <text:p text:style-name="P14"><text:span text:style-name="T14">interface </text:span><text:span text:style-name="T15">A{</text:span><text:span text:style-name="T15"><text:line-break/></text:span><text:span text:style-name="T15"> <text:s text:c="3"/></text:span><text:span text:style-name="T14">default void </text:span><text:span text:style-name="T15">hello() { System.</text:span><text:span text:style-name="T16">out</text:span><text:span text:style-name="T15">.println(</text:span><text:span text:style-name="T17">"Hello from A"</text:span><text:span text:style-name="T15">); }</text:span><text:span text:style-name="T15"><text:line-break/></text:span><text:span text:style-name="T15">}</text:span><text:span text:style-name="T15"><text:line-break/></text:span><text:span text:style-name="T14">interface </text:span><text:span text:style-name="T15">B </text:span><text:span text:style-name="T14">extends </text:span><text:span text:style-name="T15">A { <text:s text:c="3"/></text:span></text:p>
              </text:list-item>
              <text:list-item>
                <text:p text:style-name="P14"><text:span text:style-name="T15"><text:tab/></text:span><text:span text:style-name="T14">default void </text:span><text:span text:style-name="T15">hello() { System.</text:span><text:span text:style-name="T16">out</text:span><text:span text:style-name="T15">.println(</text:span><text:span text:style-name="T17">"Hello from B"</text:span><text:span text:style-name="T15">); }</text:span><text:span text:style-name="T15"><text:line-break/></text:span><text:span text:style-name="T15">}</text:span><text:span text:style-name="T15"><text:line-break/></text:span><text:span text:style-name="T14">class </text:span><text:span text:style-name="T15">C </text:span><text:span text:style-name="T14">implements </text:span><text:span text:style-name="T15">B, A {}</text:span><text:span text:style-name="T15"><text:line-break/></text:span><text:span text:style-name="T14">class </text:span><text:span text:style-name="T15">D </text:span><text:span text:style-name="T14">implements </text:span><text:span text:style-name="T15">A { }</text:span><text:span text:style-name="T15"><text:line-break/></text:span><text:span text:style-name="T14">class </text:span><text:span text:style-name="T15">E </text:span><text:span text:style-name="T14">extends </text:span><text:span text:style-name="T15">D </text:span><text:span text:style-name="T14">implements </text:span><text:span text:style-name="T15">B, A { }</text:span><text:span text:style-name="T15"><text:line-break/></text:span><text:span text:style-name="T14">class </text:span><text:span text:style-name="T15">F </text:span><text:span text:style-name="T14">implements </text:span><text:span text:style-name="T15">B, A {</text:span><text:span text:style-name="T15"><text:line-break/></text:span><text:span text:style-name="T15"> <text:s text:c="3"/></text:span><text:span text:style-name="T14">public void </text:span><text:span text:style-name="T15">hello() { System.</text:span><text:span text:style-name="T16">out</text:span><text:span text:style-name="T15">.println(</text:span><text:span text:style-name="T17">"Hello from F"</text:span><text:span text:style-name="T15">); }</text:span><text:span text:style-name="T15"><text:line-break/></text:span><text:span text:style-name="T15">}</text:span><text:span text:style-name="T15"><text:line-break/></text:span><text:span text:style-name="T14">class </text:span><text:span text:style-name="T15">G </text:span><text:span text:style-name="T14">extends </text:span><text:span text:style-name="T15">F </text:span><text:span text:style-name="T14">implements </text:span><text:span text:style-name="T15">B, A{ }</text:span><text:span text:style-name="T15"><text:line-break/></text:span><text:span text:style-name="T15"><text:line-break/></text:span><text:span text:style-name="T14">new </text:span><text:span text:style-name="T15">C().hello();</text:span></text:p>
              </text:list-item>
              <text:list-item>
                <text:p text:style-name="P14"><text:span text:style-name="T14">new </text:span><text:span text:style-name="T20">E</text:span><text:span text:style-name="T15">().hello();</text:span></text:p>
              </text:list-item>
              <text:list-item>
                <text:p text:style-name="P14"><text:span text:style-name="T14">new </text:span><text:span text:style-name="T20">G</text:span><text:span text:style-name="T15">().hello();</text:span></text:p>
              </text:list-item>
              <text:list-item>
                <text:p text:style-name="P14"><text:span text:style-name="T21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1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- ćwiczenie</text:span></text:p>
          </draw:text-box>
        </draw:frame>
        <draw:frame draw:name="Symbol zastępczy zawartości 2" presentation:style-name="pr4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7"><text:span text:style-name="T4">Defaultinterfaces</text:span></text:p>
                <text:list>
                  <text:list-item>
                    <text:p text:style-name="P8"><text:span text:style-name="T7">Presentation – poprawić</text:span></text:p>
                  </text:list-item>
                  <text:list-item>
                    <text:p text:style-name="P8"><text:span text:style-name="T7">DefaultMethodsTest</text:span></text:p>
                  </text:list-item>
                  <text:list-item>
                    <text:p text:style-name="P8"><text:span text:style-name="T7">InterfacesTest *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2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</text:span></text:p>
          </draw:text-box>
        </draw:frame>
        <draw:frame draw:name="Symbol zastępczy zawartości 2" presentation:style-name="pr4" draw:text-style-name="P2" draw:layer="layout" svg:width="29.21cm" svg:height="6.211cm" svg:x="2.328cm" svg:y="3.695cm" presentation:class="outline">
          <draw:text-box>
            <text:list text:style-name="L4">
              <text:list-item>
                <text:p text:style-name="P7"><text:span text:style-name="T12">Interfejs z tylko jedną metodą abstrakcyjną</text:span></text:p>
              </text:list-item>
              <text:list-item>
                <text:p text:style-name="P7"><text:span text:style-name="T12">Już trochę takich istnieje: </text:span><text:span text:style-name="T13">Comparator, Runnable</text:span></text:p>
                <text:p text:style-name="P7"><text:span text:style-name="T13"/></text:p>
              </text:list-item>
              <text:list-item>
                <text:p text:style-name="P7"><text:span text:style-name="T12">Informacja dla kompilatora </text:span><text:span text:style-name="T13">@FunctionalInterface</text:span></text:p>
                <text:list>
                  <text:list-item>
                    <text:p text:style-name="P8"><text:span text:style-name="T23">Jeśli będzie więcej metod – błąd kompilatora</text:span></text:p>
                  </text:list-item>
                </text:list>
              </text:list-item>
            </text:list>
          </draw:text-box>
        </draw:frame>
        <draw:custom-shape draw:name="Rectangle 1" draw:style-name="gr6" draw:text-style-name="P6" draw:layer="layout" svg:width="11.347cm" svg:height="4.005cm" svg:x="2.607cm" svg:y="10.083cm">
          <text:p text:style-name="P14"><text:span text:style-name="T24">public interface </text:span><text:span text:style-name="T25">Runnable {</text:span><text:span text:style-name="T25"><text:line-break/></text:span><text:span text:style-name="T25"> <text:s text:c="3"/></text:span><text:span text:style-name="T24">void </text:span><text:span text:style-name="T25">run();</text:span><text:span text:style-name="T25"><text:line-break/></text:span><text:span text:style-name="T25">}</text:span></text:p>
          <text:p text:style-name="P14"><text:span text:style-name="T25"/></text:p>
          <text:p text:style-name="P14"><text:span text:style-name="T24">public interface </text:span><text:span text:style-name="T25">Comparator&lt;</text:span><text:span text:style-name="T26">T</text:span><text:span text:style-name="T25">&gt; {</text:span><text:span text:style-name="T25"><text:line-break/></text:span><text:span text:style-name="T25"> <text:s text:c="3"/></text:span><text:span text:style-name="T24">int </text:span><text:span text:style-name="T25">compare(</text:span><text:span text:style-name="T26">T </text:span><text:span text:style-name="T25">o1, </text:span><text:span text:style-name="T26">T </text:span><text:span text:style-name="T25">o2);</text:span></text:p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3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e lambda</text:span></text:p>
          </draw:text-box>
        </draw:frame>
        <draw:frame draw:name="Symbol zastępczy zawartości 2" presentation:style-name="pr4" draw:text-style-name="P2" draw:layer="layout" svg:width="29.21cm" svg:height="6.677cm" svg:x="2.328cm" svg:y="3.695cm" presentation:class="outline">
          <draw:text-box>
            <text:list text:style-name="L4">
              <text:list-item>
                <text:p text:style-name="P7"><text:span text:style-name="T9">Krótkie zapisanie jednoczesnej implementacji i wywołania interfejsu funkcyjnego</text:span></text:p>
              </text:list-item>
              <text:list-item>
                <text:p text:style-name="P7"><text:span text:style-name="T9">Stosowane w miejscach, gdzie jako argumentu potrzebujemy interfejsu funkcyjnego</text:span></text:p>
              </text:list-item>
              <text:list-item>
                <text:p text:style-name="P7"><text:span text:style-name="T9">Reprezentacja klasy anonimowej</text:span></text:p>
                <text:list>
                  <text:list-item>
                    <text:p text:style-name="P8"><text:span text:style-name="T23">Brak nazwy</text:span></text:p>
                  </text:list-item>
                  <text:list-item>
                    <text:p text:style-name="P8"><text:span text:style-name="T23">Funkcja, nie związana z klasą</text:span></text:p>
                  </text:list-item>
                  <text:list-item>
                    <text:p text:style-name="P8"><text:span text:style-name="T23">Przekazywana jako argument</text:span></text:p>
                  </text:list-item>
                  <text:list-item>
                    <text:p text:style-name="P8"><text:span text:style-name="T23">Minimalizuje ilość kodu, który trzeba napisać</text:span></text:p>
                  </text:list-item>
                  <text:list-item>
                    <text:p text:style-name="P8"><text:span text:style-name="T22"/></text:p>
                  </text:list-item>
                </text:list>
              </text:list-item>
            </text:list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pole tekstowe 5" draw:style-name="gr7" draw:text-style-name="P6" draw:layer="layout" svg:width="23.542cm" svg:height="4.13cm" svg:x="3.575cm" svg:y="11.383cm">
          <draw:text-box>
            <text:p text:style-name="P5"><text:span text:style-name="T9">&lt;Lista parametrów&gt; -&gt; &lt;ciało wyrażenia&gt;</text:span></text:p>
            <text:p text:style-name="P5"><text:span text:style-name="T9"/></text:p>
            <text:p text:style-name="P5"><text:span text:style-name="T27">(x) -&gt; x.equals(„Lambda”)</text:span></text:p>
            <text:p text:style-name="P5"><text:span text:style-name="T27">() -&gt; „Ala ma kota”</text:span></text:p>
            <text:p text:style-name="P5"><text:span text:style-name="T27">() -&gt; {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4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e lambda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Rectangle 1" presentation:style-name="pr10" draw:text-style-name="P2" draw:layer="layout" svg:width="22.656cm" svg:height="13.85cm" svg:x="2.328cm" svg:y="3.342cm" presentation:class="outline">
          <draw:text-box>
            <text:list text:style-name="L3">
              <text:list-item>
                <text:p text:style-name="P14"><text:span text:style-name="T21"/></text:p>
              </text:list-item>
              <text:list-item>
                <text:p text:style-name="P14"><text:span text:style-name="T28">A boolean expression</text:span></text:p>
                <text:list>
                  <text:list-item>
                    <text:p text:style-name="P15"><text:span text:style-name="T29">(List&lt;String&gt; list) → list.isEmpty()</text:span></text:p>
                  </text:list-item>
                  <text:list-item>
                    <text:p text:style-name="P15"><text:span text:style-name="T27"/></text:p>
                  </text:list-item>
                </text:list>
              </text:list-item>
              <text:list-item>
                <text:p text:style-name="P14"><text:span text:style-name="T28">Creating objects</text:span></text:p>
                <text:list>
                  <text:list-item>
                    <text:p text:style-name="P15"><text:span text:style-name="T29">() → new Apple(10)</text:span></text:p>
                  </text:list-item>
                  <text:list-item>
                    <text:p text:style-name="P15"><text:span text:style-name="T29"/></text:p>
                  </text:list-item>
                </text:list>
              </text:list-item>
              <text:list-item>
                <text:p text:style-name="P14"><text:span text:style-name="T28">Consuming from an object</text:span></text:p>
                <text:list>
                  <text:list-item>
                    <text:p text:style-name="P15"><text:span text:style-name="T29">(Apple a) → { System.out.println(a.getWeight()); }</text:span></text:p>
                  </text:list-item>
                  <text:list-item>
                    <text:p text:style-name="P15"><text:span text:style-name="T29"/></text:p>
                  </text:list-item>
                </text:list>
              </text:list-item>
              <text:list-item>
                <text:p text:style-name="P14"><text:span text:style-name="T28">Select/extract from an object</text:span></text:p>
                <text:list>
                  <text:list-item>
                    <text:p text:style-name="P15"><text:span text:style-name="T29">(String s) → s.length()</text:span></text:p>
                  </text:list-item>
                  <text:list-item>
                    <text:p text:style-name="P15"><text:span text:style-name="T29"/></text:p>
                  </text:list-item>
                </text:list>
              </text:list-item>
              <text:list-item>
                <text:p text:style-name="P14"><text:span text:style-name="T28">Compare two objects</text:span></text:p>
                <text:list>
                  <text:list-item>
                    <text:p text:style-name="P15"><text:span text:style-name="T29">(Apple a1, Apple a2) → a1.getWeight().compareTo(a2.getWeight())</text:span></text:p>
                  </text:list-item>
                </text:list>
              </text:list-item>
              <text:list-item>
                <text:p text:style-name="P14"><text:span text:style-name="T21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2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e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2" presentation:style-name="pr4" draw:text-style-name="P2" draw:layer="layout" svg:width="29.21cm" svg:height="14.64cm" svg:x="2.328cm" svg:y="3.14cm" presentation:class="outline">
          <draw:text-box>
            <text:list text:style-name="L4">
              <text:list-item>
                <text:p text:style-name="P16"><text:span text:style-name="T30">Weryfikacja typu</text:span></text:p>
              </text:list-item>
            </text:list>
            <text:list text:style-name="L3">
              <text:list-item>
                <text:p text:style-name="P17"><text:span text:style-name="T31">public static List&lt;Apple&gt; filter(List&lt;Apple&gt; inventory, Predicate&lt;Apple&gt; p)</text:span><text:span text:style-name="T11">;</text:span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32">List&lt;Apple&gt; heavierThan150gr = filter(inventory, a -&gt; a.getWeight() &gt; 150);</text:span></text:p>
              </text:list-item>
              <text:list-item>
                <text:p text:style-name="P17"><text:span text:style-name="T33"/></text:p>
              </text:list-item>
            </text:list>
            <text:list text:style-name="L4">
              <text:list-item>
                <text:p text:style-name="P16"><text:span text:style-name="T34">Typowanie wyrażenia lambda wynika z kontekstu w którym wyrażenie jest użyte</text:span></text:p>
              </text:list-item>
              <text:list-item>
                <text:p text:style-name="P16"><text:span text:style-name="T33">Jak to rozpoznaje kompilator</text:span></text:p>
                <text:list>
                  <text:list-item>
                    <text:p text:style-name="P18"><text:span text:style-name="T35">Sprawdzana jest deklaracja metody filter(): </text:span><text:span text:style-name="T36">List&lt;Apple&gt; filter(List&lt;Apple&gt; inventory, Predicate&lt;Apple&gt; p)</text:span></text:p>
                  </text:list-item>
                  <text:list-item>
                    <text:p text:style-name="P18"><text:span text:style-name="T35">Weryfikowany jest drugi argument wywołania, w tym przypadku </text:span><text:span text:style-name="T36">Predicate&lt;Apple&gt;</text:span></text:p>
                  </text:list-item>
                  <text:list-item>
                    <text:p text:style-name="P18"><text:span text:style-name="T36">Predicate&lt;T&gt;</text:span><text:span text:style-name="T35"> jest interfejsem funkcyjnym, definiującym metodę </text:span><text:span text:style-name="T36">test(T)</text:span></text:p>
                  </text:list-item>
                  <text:list-item>
                    <text:p text:style-name="P18"><text:span text:style-name="T35">Metoda </text:span><text:span text:style-name="T36">test()</text:span><text:span text:style-name="T35"> przyjmuje argumenty typu </text:span><text:span text:style-name="T36">Apple</text:span><text:span text:style-name="T35"> i zwraca wartość typu </text:span><text:span text:style-name="T36">boolean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33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5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417cm" svg:x="2.328cm" svg:y="3.741cm" presentation:class="outline">
          <draw:text-box>
            <text:list text:style-name="L4">
              <text:list-item>
                <text:p text:style-name="P7"><text:span text:style-name="T4">Predicate&lt;T&gt;</text:span></text:p>
                <text:list>
                  <text:list-item>
                    <text:p text:style-name="P8"><text:span text:style-name="T7">Reprezentacja wyrażenia logicznego dla obiektu 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7"/></text:p>
              </text:list-item>
              <text:list-item>
                <text:p text:style-name="P4"><text:span text:style-name="T36">@FunctionalInterface</text:span></text:p>
              </text:list-item>
              <text:list-item>
                <text:p text:style-name="P4"><text:span text:style-name="T36">public interface Predicate&lt;T&gt; {</text:span></text:p>
              </text:list-item>
              <text:list-item>
                <text:p text:style-name="P4"><text:span text:style-name="T36"><text:s text:c="8"/></text:span><text:span text:style-name="T36">boolean test(T t);</text:span></text:p>
              </text:list-item>
              <text:list-item>
                <text:p text:style-name="P4"><text:span text:style-name="T36">}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36">Predicate&lt;String&gt; nonEmptyStringPredicate = (String s) -&gt; !s.isEmpty();</text:span></text:p>
              </text:list-item>
              <text:list-item>
                <text:p text:style-name="P4"><text:span text:style-name="T36">List&lt;String&gt; nonEmpty = filter(listOfStrings, nonEmptyStringPredicate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6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417cm" svg:x="2.328cm" svg:y="3.741cm" presentation:class="outline">
          <draw:text-box>
            <text:list text:style-name="L4">
              <text:list-item>
                <text:p text:style-name="P16"><text:span text:style-name="T4">Consumer&lt;T&gt;</text:span></text:p>
                <text:list>
                  <text:list-item>
                    <text:p text:style-name="P18"><text:span text:style-name="T7">Operacja na T bez zwracania wartości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27"/></text:p>
              </text:list-item>
              <text:list-item>
                <text:p text:style-name="P17"><text:span text:style-name="T36">@FunctionalInterface</text:span></text:p>
              </text:list-item>
              <text:list-item>
                <text:p text:style-name="P17"><text:span text:style-name="T37">public interface Consumer&lt;T&gt; {</text:span></text:p>
              </text:list-item>
              <text:list-item>
                <text:p text:style-name="P17"><text:span text:style-name="T37"><text:s text:c="4"/></text:span><text:span text:style-name="T37">void accept(T t);</text:span></text:p>
              </text:list-item>
              <text:list-item>
                <text:p text:style-name="P17"><text:span text:style-name="T37">}</text:span></text:p>
              </text:list-item>
              <text:list-item>
                <text:p text:style-name="P17"><text:span text:style-name="T4"/></text:p>
              </text:list-item>
              <text:list-item>
                <text:p text:style-name="P17"><text:span text:style-name="T38">Consumer&lt;String&gt; consumer = s -&gt; System.out.println("s = " + s.toUpperCase());</text:span></text:p>
              </text:list-item>
              <text:list-item>
                <text:p text:style-name="P17"><text:span text:style-name="T38">list.forEach( consumer );</text:span></text:p>
              </text:list-item>
              <text:list-item>
                <text:p text:style-name="P17"><text:span text:style-name="T36"/></text:p>
              </text:list-item>
              <text:list-item>
                <text:p text:style-name="P17"><text:span text:style-name="T27">list.foreach(s -&gt; System.out.println(„s: ” + s.toUpperCase())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7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417cm" svg:x="2.328cm" svg:y="3.741cm" presentation:class="outline">
          <draw:text-box>
            <text:list text:style-name="L4">
              <text:list-item>
                <text:p text:style-name="P7"><text:span text:style-name="T4">Function&lt;T, R&gt;</text:span></text:p>
                <text:list>
                  <text:list-item>
                    <text:p text:style-name="P8"><text:span text:style-name="T7">Mapowanie danych wejściowych T na 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7"/></text:p>
              </text:list-item>
              <text:list-item>
                <text:p text:style-name="P4"><text:span text:style-name="T36">@FunctionalInterface</text:span></text:p>
              </text:list-item>
              <text:list-item>
                <text:p text:style-name="P4"><text:span text:style-name="T37">public interface Function&lt;T, R&gt; {</text:span></text:p>
              </text:list-item>
              <text:list-item>
                <text:p text:style-name="P4"><text:span text:style-name="T37"><text:s text:c="4"/></text:span><text:span text:style-name="T37">R apply(T t);</text:span></text:p>
              </text:list-item>
              <text:list-item>
                <text:p text:style-name="P4"><text:span text:style-name="T37">}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1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8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417cm" svg:x="2.328cm" svg:y="3.741cm" presentation:class="outline">
          <draw:text-box>
            <text:list text:style-name="L4">
              <text:list-item>
                <text:p text:style-name="P10"><text:span text:style-name="T34">Function&lt;T, R&gt;</text:span></text:p>
                <text:p text:style-name="P10"><text:span text:style-name="T34"/></text:p>
              </text:list-item>
            </text:list>
            <text:list text:style-name="L3">
              <text:list-item>
                <text:p text:style-name="P19"><text:span text:style-name="T33">public static &lt;T, R&gt; List&lt;R&gt; map(List&lt;T&gt; list, Function&lt;T, R&gt; f) {</text:span></text:p>
              </text:list-item>
              <text:list-item>
                <text:p text:style-name="P19"><text:span text:style-name="T33"><text:s text:c="4"/></text:span><text:span text:style-name="T33">List&lt;R&gt; result = new ArrayList&lt;&gt;();</text:span></text:p>
              </text:list-item>
              <text:list-item>
                <text:p text:style-name="P19"><text:span text:style-name="T33"><text:s text:c="4"/></text:span><text:span text:style-name="T33">for (T t: list) {</text:span></text:p>
              </text:list-item>
              <text:list-item>
                <text:p text:style-name="P19"><text:span text:style-name="T33"><text:s text:c="8"/></text:span><text:span text:style-name="T33">result.add(f.apply(t));</text:span></text:p>
              </text:list-item>
              <text:list-item>
                <text:p text:style-name="P19"><text:span text:style-name="T33"><text:s text:c="4"/></text:span><text:span text:style-name="T33">}</text:span></text:p>
              </text:list-item>
              <text:list-item>
                <text:p text:style-name="P19"><text:span text:style-name="T33"><text:s text:c="4"/></text:span><text:span text:style-name="T33">return result;</text:span></text:p>
              </text:list-item>
              <text:list-item>
                <text:p text:style-name="P19"><text:span text:style-name="T33">}</text:span></text:p>
              </text:list-item>
              <text:list-item>
                <text:p text:style-name="P19"><text:span text:style-name="T33"/></text:p>
              </text:list-item>
              <text:list-item>
                <text:p text:style-name="P19"><text:span text:style-name="T33">Function&lt;String, Integer&gt; f = s -&gt; s.length();</text:span></text:p>
              </text:list-item>
              <text:list-item>
                <text:p text:style-name="P19"><text:span text:style-name="T33">map(list, f);</text:span></text:p>
              </text:list-item>
              <text:list-item>
                <text:p text:style-name="P19"><text:span text:style-name="T34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19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417cm" svg:x="2.328cm" svg:y="3.741cm" presentation:class="outline">
          <draw:text-box>
            <text:list text:style-name="L4">
              <text:list-item>
                <text:p text:style-name="P7"><text:span text:style-name="T4">Supplier&lt;T&gt;</text:span></text:p>
                <text:list>
                  <text:list-item>
                    <text:p text:style-name="P8"><text:span text:style-name="T7">Tworzenie nowych obiektów</text:span></text:p>
                  </text:list-item>
                  <text:list-item>
                    <text:p text:style-name="P8"><text:span text:style-name="T11">() -&gt; new Apple()</text:span></text:p>
                  </text:list-item>
                </text:list>
              </text:list-item>
              <text:list-item>
                <text:p text:style-name="P7"><text:span text:style-name="T4">UnaryOperator&lt;T&gt;</text:span></text:p>
                <text:list>
                  <text:list-item>
                    <text:p text:style-name="P8"><text:span text:style-name="T7">Pobiera T i zwraca T</text:span></text:p>
                  </text:list-item>
                  <text:list-item>
                    <text:p text:style-name="P8"><text:span text:style-name="T11">i -&gt; i * i;</text:span></text:p>
                  </text:list-item>
                  <text:list-item>
                    <text:p text:style-name="P8"><text:span text:style-name="T11">Function&lt;T, T&gt;</text:span></text:p>
                  </text:list-item>
                </text:list>
              </text:list-item>
              <text:list-item>
                <text:p text:style-name="P7"><text:span text:style-name="T4">BiFunction&lt;T, U, R&gt;</text:span></text:p>
                <text:list>
                  <text:list-item>
                    <text:p text:style-name="P8"><text:span text:style-name="T7">Przyjmuje argumenty T, U i zwraca R</text:span></text:p>
                  </text:list-item>
                  <text:list-item>
                    <text:p text:style-name="P8"><text:span text:style-name="T11">(Integer i1, Integer i2) -&gt; "Result:" + (i1 + i2)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0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Interfejsy funkcyjne w Java 8 - 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1" draw:layer="layout" svg:width="29.21cm" svg:height="13.417cm" svg:x="2.328cm" svg:y="3.741cm" presentation:class="outline">
          <draw:text-box>
            <text:list text:style-name="L4">
              <text:list-item>
                <text:p text:style-name="P20"><text:span text:style-name="T4">Uzupełnić klasę PresentationLambdaTest</text:span></text:p>
              </text:list-item>
              <text:list-item>
                <text:p text:style-name="P20"><text:span text:style-name="T4">FunctionalInterfacesTest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1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841cm" presentation:class="outline" presentation:user-transformed="true">
          <draw:text-box>
            <text:list text:style-name="L4">
              <text:list-item>
                <text:p text:style-name="P7"><text:span text:style-name="T39">Referencje do metod</text:span></text:p>
                <text:list>
                  <text:list-item>
                    <text:p text:style-name="P8"><text:span text:style-name="T7">Tworzenie wyrażeń lambda na podstawie istniejących implementacji</text:span></text:p>
                  </text:list-item>
                  <text:list-item>
                    <text:p text:style-name="P8"><text:span text:style-name="T7">Podwójny dwukropek </text:span><text:span text:style-name="T40">: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/></text:p>
                  </text:list-item>
                  <text:list-item>
                    <text:p text:style-name="P9"><text:span text:style-name="T7"/></text:p>
                  </text:list-item>
                  <text:list-item>
                    <text:p text:style-name="P9"><text:span text:style-name="T31">inventory.sort(</text:span></text:p>
                  </text:list-item>
                  <text:list-item>
                    <text:p text:style-name="P9"><text:span text:style-name="T11"><text:tab/></text:span><text:span text:style-name="T31">(Apple a1, Apple a2) -&gt; a1.getWeight().compareTo(a2.getWeight())</text:span></text:p>
                  </text:list-item>
                  <text:list-item>
                    <text:p text:style-name="P9"><text:span text:style-name="T31">);</text:span></text:p>
                  </text:list-item>
                  <text:list-item>
                    <text:p text:style-name="P9"><text:span text:style-name="T31"/></text:p>
                  </text:list-item>
                  <text:list-item>
                    <text:p text:style-name="P9"><text:span text:style-name="T31">inventory.sort(</text:span></text:p>
                  </text:list-item>
                  <text:list-item>
                    <text:p text:style-name="P9"><text:span text:style-name="T11"><text:tab/></text:span><text:span text:style-name="T31">Comparator.comparing(Apple::getWeight)</text:span></text:p>
                  </text:list-item>
                  <text:list-item>
                    <text:p text:style-name="P9"><text:span text:style-name="T31">);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1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3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4">
              <text:list-item>
                <text:p text:style-name="P7"><text:span text:style-name="T39">Rodzaje referencji do metod</text:span></text:p>
                <text:list>
                  <text:list-item>
                    <text:p text:style-name="P8"><text:span text:style-name="T4">Do metody statycznej – </text:span><text:span text:style-name="T41">Integer::parseInt</text:span></text:p>
                  </text:list-item>
                  <text:list-item>
                    <text:p text:style-name="P8"><text:span text:style-name="T4">Do metody obiektu przekazywanego jako parametr do wyrażenia lambda – </text:span><text:span text:style-name="T41">String::length</text:span></text:p>
                    <text:list>
                      <text:list-item>
                        <text:p text:style-name="P22"><text:span text:style-name="T11">(String s) -&gt; String::length</text:span><text:span text:style-name="T7"> lub prosto </text:span><text:span text:style-name="T11">String::length</text:span></text:p>
                      </text:list-item>
                      <text:list-item>
                        <text:p text:style-name="P22"><text:span text:style-name="T13"/></text:p>
                      </text:list-item>
                    </text:list>
                  </text:list-item>
                  <text:list-item>
                    <text:p text:style-name="P8"><text:span text:style-name="T4">Do metody istniejącego obiektu –</text:span></text:p>
                    <text:list>
                      <text:list-item>
                        <text:p text:style-name="P22"><text:span text:style-name="T11">() -&gt; data.getValue()</text:span><text:span text:style-name="T7"> lub prosto </text:span><text:span text:style-name="T11">data::getValue</text:span></text:p>
                      </text:list-item>
                    </text:list>
                  </text:list-item>
                </text:list>
                <text:p text:style-name="P7"><text:span text:style-name="T41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4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4">
              <text:list-item>
                <text:p text:style-name="P7"><text:span text:style-name="T39">Referencja do konstruktora</text:span></text:p>
                <text:p text:style-name="P7"><text:span text:style-name="T39"/></text:p>
                <text:list>
                  <text:list-item>
                    <text:p text:style-name="P8"><text:span text:style-name="T4">Użycie słowa kluczowego </text:span><text:span text:style-name="T41">new </text:span><text:span text:style-name="T4">– </text:span><text:span text:style-name="T41">ArrayList&lt;String&gt;::new</text:span></text:p>
                  </text:list-item>
                  <text:list-item>
                    <text:p text:style-name="P8"><text:span text:style-name="T4">Referencja tylko do konstruktora domyślnego</text:span></text:p>
                  </text:list-item>
                  <text:list-item>
                    <text:p text:style-name="P8"><text:span text:style-name="T4">Zapis równoznaczn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36">Supplier&lt;ArrayList&lt;String&gt;&gt; list = () -&gt; new ArrayList&lt;String&gt;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7"><text:span text:style-name="T41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5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4">
              <text:list-item>
                <text:p text:style-name="P7"><text:span text:style-name="T39">Referencja do konstruktora</text:span></text:p>
                <text:list>
                  <text:list-item>
                    <text:p text:style-name="P8"><text:span text:style-name="T7">Odwołanie do konstruktorów z parametrami trzeba konstruować samodzielnie</text:span></text:p>
                  </text:list-item>
                  <text:list-item>
                    <text:p text:style-name="P8"><text:span text:style-name="T7">Odwołanie do </text:span><text:span text:style-name="T11">Color(int,int,int)</text:span><text:span text:style-name="T7"> przez </text:span><text:span text:style-name="T11">Color::new</text:span><text:span text:style-name="T7"><text:line-break/></text:span><text:span text:style-name="T7"><text:tab/></text:span><text:span text:style-name="T11">not a functional interface</text:span></text:p>
                  </text:list-item>
                  <text:list-item>
                    <text:p text:style-name="P8"><text:span text:style-name="T7">Można stworzyć własny interfejs funkcyjny</text:span><text:span text:style-name="T7"><text:line-break/></text:span><text:span text:style-name="T7"><text:line-break/></text:span><text:span text:style-name="T36">public interface TriFunction&lt;T, U, V, R&gt;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6"><text:s text:c="8"/></text:span><text:span text:style-name="T36">R apply(T t, U u, V v);</text:span></text:p>
                  </text:list-item>
                  <text:list-item>
                    <text:p text:style-name="P9"><text:span text:style-name="T36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6">TriFunction&lt;Integer, Integer, Integer, Color&gt; colorFactory = Color::new;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6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4">
              <text:list-item>
                <text:p text:style-name="P7"><text:span text:style-name="T39">Łączenie wyrażeń lambda</text:span></text:p>
                <text:p text:style-name="P7"><text:span text:style-name="T39"/></text:p>
                <text:list>
                  <text:list-item>
                    <text:p text:style-name="P8"><text:span text:style-name="T4">Budowanie bardziej skomplikowanych kompozycji do przetwarzania danych</text:span></text:p>
                  </text:list-item>
                  <text:list-item>
                    <text:p text:style-name="P8"><text:span text:style-name="T4">Wbudowane interfejsy funkcyjne mają swoje metody domyślne:</text:span></text:p>
                    <text:list>
                      <text:list-item>
                        <text:p text:style-name="P22"><text:span text:style-name="T11">Predicate&lt;T&gt; - and(), or(), negate()</text:span></text:p>
                      </text:list-item>
                      <text:list-item>
                        <text:p text:style-name="P22"><text:span text:style-name="T11">Function&lt;T, R&gt; - compose(). andThen()</text:span></text:p>
                      </text:list-item>
                    </text:list>
                  </text:list-item>
                  <text:list-item>
                    <text:p text:style-name="P8"><text:span text:style-name="T4">Interfejsy już istniejące wcześniej dostały nowe metody, np.</text:span><text:span text:style-name="T4"><text:line-break/></text:span><text:span text:style-name="T41">Comparator – reversed(), thenComparing()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7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3">
              <text:list-item>
                <text:p text:style-name="P4"><text:span text:style-name="T36">Function&lt;Integer, Integer&gt; f = x -&gt; x + 1;</text:span></text:p>
              </text:list-item>
              <text:list-item>
                <text:p text:style-name="P4"><text:span text:style-name="T36">Function&lt;Integer, Integer&gt; g = x -&gt; 3 * x;</text:span></text:p>
              </text:list-item>
              <text:list-item>
                <text:p text:style-name="P4"><text:span text:style-name="T36">Function&lt;Integer, Integer&gt; h = f.andThen(g);</text:span></text:p>
              </text:list-item>
              <text:list-item>
                <text:p text:style-name="P4"><text:span text:style-name="T36">int result = h.apply(1);</text:span></text:p>
              </text:list-item>
              <text:list-item>
                <text:p text:style-name="P4"><text:span text:style-name="T36"/></text:p>
              </text:list-item>
              <text:list-item>
                <text:p text:style-name="P4"><text:span text:style-name="T36"/></text:p>
              </text:list-item>
              <text:list-item>
                <text:p text:style-name="P4"><text:span text:style-name="T38">inventory.sort(Comparator.comparing(Apple::getWeight))</text:span></text:p>
              </text:list-item>
              <text:list-item>
                <text:p text:style-name="P4"><text:span text:style-name="T38"><text:s text:c="17"/></text:span><text:span text:style-name="T38">.reversed()</text:span></text:p>
              </text:list-item>
              <text:list-item>
                <text:p text:style-name="P4"><text:span text:style-name="T38"><text:s text:c="17"/></text:span><text:span text:style-name="T38">.thenComparing(Apple::getCountry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8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3">
              <text:list-item>
                <text:p text:style-name="P4"><text:span text:style-name="T36"/></text:p>
              </text:list-item>
              <text:list-item>
                <text:p text:style-name="P4"><text:span text:style-name="T36"/></text:p>
              </text:list-item>
              <text:list-item>
                <text:p text:style-name="P4"><text:span text:style-name="T36">Predicate&lt;Apple&gt; redApples = a -&gt; "red".equals(a.getColor());</text:span></text:p>
              </text:list-item>
              <text:list-item>
                <text:p text:style-name="P4"><text:span text:style-name="T36">Predicate&lt;Apple&gt; notRedApples = redApples.negate();</text:span></text:p>
              </text:list-item>
              <text:list-item>
                <text:p text:style-name="P4"><text:span text:style-name="T36">Predicate&lt;Apple&gt; redAndHeavyApples = redApples.and(</text:span></text:p>
              </text:list-item>
              <text:list-item>
                <text:p text:style-name="P4"><text:span text:style-name="T36"><text:s text:c="8"/></text:span><text:span text:style-name="T36">a -&gt; a.getWeight() &gt; 150</text:span></text:p>
              </text:list-item>
              <text:list-item>
                <text:p text:style-name="P4"><text:span text:style-name="T36">);</text:span></text:p>
              </text:list-item>
              <text:list-item>
                <text:p text:style-name="P4"><text:span text:style-name="T36"/></text:p>
              </text:list-item>
              <text:list-item>
                <text:p text:style-name="P4"><text:span text:style-name="T36"/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2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29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Wyrażenia lambda - 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762cm" svg:x="2.328cm" svg:y="3.741cm" presentation:class="outline">
          <draw:text-box>
            <text:list text:style-name="L4">
              <text:list-item>
                <text:p text:style-name="P7"><text:span text:style-name="T4">LambdasTest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0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16"><text:span text:style-name="T4">Kontener na wartość</text:span></text:p>
              </text:list-item>
              <text:list-item>
                <text:p text:style-name="P16"><text:span text:style-name="T4">Zawiera wartość i metody pomocnicze/sprawedzające</text:span></text:p>
              </text:list-item>
              <text:list-item>
                <text:p text:style-name="P16"><text:span text:style-name="T4">Używany jako bezpieczny do zwracania wartości </text:span><text:span text:style-name="T41">null</text:span><text:span text:style-name="T4">, ogranicza </text:span><text:span text:style-name="T41">NullPointerException</text:span></text:p>
              </text:list-item>
              <text:list-item>
                <text:p text:style-name="P16"><text:span text:style-name="T4">Metody:</text:span></text:p>
                <text:list>
                  <text:list-item>
                    <text:p text:style-name="P18"><text:span text:style-name="T11">isPresent()</text:span><text:span text:style-name="T7"> – true, jeśli istnieje wartość</text:span></text:p>
                  </text:list-item>
                  <text:list-item>
                    <text:p text:style-name="P18"><text:span text:style-name="T11">ifPresent(Consumer&lt;T&gt;)</text:span><text:span text:style-name="T7"> – wywołuje metodę na wartości jeśli ona istnieje</text:span></text:p>
                  </text:list-item>
                  <text:list-item>
                    <text:p text:style-name="P18"><text:span text:style-name="T11">T get()</text:span><text:span text:style-name="T7"> – zwraca wartość lub </text:span><text:span text:style-name="T11">NoSuchElementException</text:span></text:p>
                  </text:list-item>
                  <text:list-item>
                    <text:p text:style-name="P18"><text:span text:style-name="T11">T orElse(T other)</text:span><text:span text:style-name="T7"> – zwraca T jeśli wartość istnieje, jeśli nie – zwraca </text:span><text:span text:style-name="T11">other</text:span><text:span text:style-name="T7">.</text:span></text:p>
                  </text:list-item>
                  <text:list-item>
                    <text:p text:style-name="P18"><text:span text:style-name="T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1">If (optional.isPresent()) {</text:span><text:span text:style-name="T11"><text:line-break/></text:span><text:span text:style-name="T11"> <text:s text:c="3"/>String s = optional.get();</text:span><text:span text:style-name="T11"><text:line-break/></text:span><text:span text:style-name="T11">}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1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7"><text:span text:style-name="T39">Null vs. Optional.empty()</text:span></text:p>
                <text:p text:style-name="P7"><text:span text:style-name="T39"/></text:p>
                <text:list>
                  <text:list-item>
                    <text:p text:style-name="P8"><text:span text:style-name="T4">Oba oznaczają brak wartości</text:span></text:p>
                  </text:list-item>
                  <text:list-item>
                    <text:p text:style-name="P8"><text:span text:style-name="T4">Odwołanie się do null skutkuje </text:span><text:span text:style-name="T41">NullPointerException</text:span></text:p>
                  </text:list-item>
                  <text:list-item>
                    <text:p text:style-name="P8"><text:span text:style-name="T4">Optional&lt;T&gt; daje informację o spodziewanym typie</text:span></text:p>
                  </text:list-item>
                  <text:list-item>
                    <text:p text:style-name="P8"><text:span text:style-name="T4">Optional.empty() jest obiektem, który można dalej przetworzyć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2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7"><text:span text:style-name="T39">Tworzenie instancji</text:span></text:p>
                <text:p text:style-name="P7"><text:span text:style-name="T39"/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Optional&lt;Car&gt; opCar = Optional.empty();</text:span></text:p>
                  </text:list-item>
                  <text:list-item>
                    <text:p text:style-name="P9"><text:span text:style-name="T11"/></text:p>
                  </text:list-item>
                  <text:list-item>
                    <text:p text:style-name="P9"><text:span text:style-name="T11">Optional&lt;Car&gt; opCar = Optional.of(car);</text:span></text:p>
                  </text:list-item>
                  <text:list-item>
                    <text:p text:style-name="P9"><text:span text:style-name="T11"><text:tab/></text:span><text:span text:style-name="T7">jeśli</text:span><text:span text:style-name="T11"> car == null, </text:span><text:span text:style-name="T7">to</text:span><text:span text:style-name="T11"> NullPointerException</text:span></text:p>
                  </text:list-item>
                  <text:list-item>
                    <text:p text:style-name="P9"><text:span text:style-name="T11"/></text:p>
                  </text:list-item>
                  <text:list-item>
                    <text:p text:style-name="P9"><text:span text:style-name="T11">Optional&lt;Car&gt; opCar = Optional.ofNullable(car);</text:span></text:p>
                  </text:list-item>
                  <text:list-item>
                    <text:p text:style-name="P9"><text:span text:style-name="T11"><text:tab/></text:span><text:span text:style-name="T7">może stwrzoyć </text:span><text:span text:style-name="T11">Optional.empty()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3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7"><text:span text:style-name="T39">Pobieranie zawartości</text:span></text:p>
                <text:list>
                  <text:list-item>
                    <text:p text:style-name="P8"><text:span text:style-name="T7">Dotychcz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42">String name = null;</text:span></text:p>
                      </text:list-item>
                      <text:list-item>
                        <text:p text:style-name="P23"><text:span text:style-name="T42">if(insurance != null) {</text:span></text:p>
                      </text:list-item>
                      <text:list-item>
                        <text:p text:style-name="P23"><text:span text:style-name="T42"><text:s text:c="8"/></text:span><text:span text:style-name="T42">name = insurance.getName();</text:span></text:p>
                      </text:list-item>
                      <text:list-item>
                        <text:p text:style-name="P23"><text:span text:style-name="T42">}</text:span></text:p>
                      </text:list-item>
                    </text:list>
                  </text:list-item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ziś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3">Optional&lt;Insurance&gt; optInsurance = Optional.ofNullable(insurance);</text:span></text:p>
                      </text:list-item>
                      <text:list-item>
                        <text:p text:style-name="P23"><text:span text:style-name="T13">opt.ifPresent(i -&gt; i.getName());</text:span></text:p>
                      </text:list-item>
                      <text:list-item>
                        <text:p text:style-name="P23"><text:span text:style-name="T13"/></text:p>
                      </text:list-item>
                      <text:list-item>
                        <text:p text:style-name="P23"><text:span text:style-name="T13">Optional&lt;String&gt; name = optInsurance.map(Insurance::getName);</text:span></text:p>
                      </text:list-item>
                      <text:list-item>
                        <text:p text:style-name="P23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4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16"><text:span text:style-name="T43">Pobieranie zawartości i zmiana zawartośc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4">String insuranceCompanyName = person</text:span></text:p>
                      </text:list-item>
                      <text:list-item>
                        <text:p text:style-name="P25"><text:span text:style-name="T44"><text:s text:c="8"/></text:span><text:span text:style-name="T44">.map(Person::getCar) </text:span><text:span text:style-name="T44"><text:tab/></text:span><text:span text:style-name="T44"><text:tab/></text:span><text:span text:style-name="T44">// Optional&lt;Optional&lt;Car&gt;&gt;</text:span></text:p>
                      </text:list-item>
                      <text:list-item>
                        <text:p text:style-name="P25"><text:span text:style-name="T44"><text:s text:c="8"/></text:span><text:span text:style-name="T44">.map(Car::getInsurance) </text:span><text:span text:style-name="T44"><text:tab/></text:span><text:span text:style-name="T44">// Optional&lt;Optional&lt;Optional&lt;Insurance&gt;&gt;</text:span></text:p>
                      </text:list-item>
                      <text:list-item>
                        <text:p text:style-name="P25"><text:span text:style-name="T44"><text:s text:c="8"/></text:span><text:span text:style-name="T44">.map(Insurance::getName)</text:span></text:p>
                      </text:list-item>
                      <text:list-item>
                        <text:p text:style-name="P25"><text:span text:style-name="T44"><text:s text:c="8"/></text:span><text:span text:style-name="T44">.orElse("Unknown");</text:span></text:p>
                      </text:list-item>
                      <text:list-item>
                        <text:p text:style-name="P25"><text:span text:style-name="T44"/></text:p>
                      </text:list-item>
                      <text:list-item>
                        <text:p text:style-name="P25"><text:span text:style-name="T44">String insuranceCompanyName = person</text:span></text:p>
                      </text:list-item>
                      <text:list-item>
                        <text:p text:style-name="P25"><text:span text:style-name="T44"><text:s text:c="16"/></text:span><text:span text:style-name="T44">.flatMap(Person::getCar) <text:s text:c="7"/></text:span><text:span text:style-name="T44"><text:tab/></text:span><text:span text:style-name="T44">//Optional&lt;Car&gt;</text:span></text:p>
                      </text:list-item>
                      <text:list-item>
                        <text:p text:style-name="P25"><text:span text:style-name="T44"><text:s text:c="16"/></text:span><text:span text:style-name="T44">.flatMap(Car::getInsurance) <text:s text:c="7"/></text:span><text:span text:style-name="T44"><text:tab/></text:span><text:span text:style-name="T44">//Optional&lt;Insurance&gt;</text:span></text:p>
                      </text:list-item>
                      <text:list-item>
                        <text:p text:style-name="P25"><text:span text:style-name="T44"><text:s text:c="16"/></text:span><text:span text:style-name="T44">.map(Insurance::getName)</text:span></text:p>
                      </text:list-item>
                      <text:list-item>
                        <text:p text:style-name="P25"><text:span text:style-name="T44"><text:s text:c="16"/></text:span><text:span text:style-name="T44">.orElse("Unknown"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5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 -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7"><text:span text:style-name="T39">Filtrowanie zawartości</text:span></text:p>
                <text:p text:style-name="P7"><text:span text:style-name="T45"/></text:p>
              </text:list-item>
            </text:list>
            <text:list text:style-name="L3">
              <text:list-item>
                <text:p text:style-name="P4"><text:span text:style-name="T41">Optional&lt;Insurance&gt; optInsurance = ...;</text:span></text:p>
              </text:list-item>
              <text:list-item>
                <text:p text:style-name="P4"><text:span text:style-name="T41">optInsurance.filter(insurance -&gt;</text:span></text:p>
              </text:list-item>
              <text:list-item>
                <text:p text:style-name="P4"><text:span text:style-name="T41"><text:s text:c="8"/></text:span><text:span text:style-name="T41">"CambridgeInsurance".equals(insurance.getName())</text:span></text:p>
              </text:list-item>
              <text:list-item>
                <text:p text:style-name="P4"><text:span text:style-name="T41"><text:s text:c="8"/></text:span><text:span text:style-name="T41">).ifPresent(x -&gt; System.out.println("ok")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6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lasa Optional&lt;T&gt; - 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6" presentation:style-name="pr4" draw:text-style-name="P2" draw:layer="layout" svg:width="29.21cm" svg:height="13.986cm" svg:x="2.328cm" svg:y="3.517cm" presentation:class="outline">
          <draw:text-box>
            <text:list text:style-name="L4">
              <text:list-item>
                <text:p text:style-name="P7"><text:span text:style-name="T41">OptionalsTest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7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olekcje i forEach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2" presentation:style-name="pr4" draw:text-style-name="P2" draw:layer="layout" svg:width="29.21cm" svg:height="13.641cm" svg:x="2.328cm" svg:y="3.517cm" presentation:class="outline">
          <draw:text-box>
            <text:list text:style-name="L4">
              <text:list-item>
                <text:p text:style-name="P7"><text:span text:style-name="T4">Interface Itarable otrzymał nową metodę </text:span><text:span text:style-name="T41">forEach</text:span></text:p>
              </text:list-item>
              <text:list-item>
                <text:p text:style-name="P7"><text:span text:style-name="T4">Dzięki metodom domyślnym i interfejsom funkcyjnym/wyrażeniom lambda każda kolekcja ma metodę „pętlową”</text:span></text:p>
                <text:p text:style-name="P7"><text:span text:style-name="T4"/></text:p>
              </text:list-item>
            </text:list>
            <text:list text:style-name="L3">
              <text:list-item>
                <text:p text:style-name="P4"><text:span text:style-name="T11"><text:tab/></text:span><text:span text:style-name="T11">for(String s : list) {</text:span></text:p>
              </text:list-item>
              <text:list-item>
                <text:p text:style-name="P4"><text:span text:style-name="T11"><text:tab/></text:span><text:span text:style-name="T11"><text:tab/></text:span><text:span text:style-name="T11">set.add(s);</text:span></text:p>
              </text:list-item>
              <text:list-item>
                <text:p text:style-name="P4"><text:span text:style-name="T11"><text:tab/></text:span><text:span text:style-name="T11">}</text:span></text:p>
              </text:list-item>
              <text:list-item>
                <text:p text:style-name="P4"><text:span text:style-name="T11"/></text:p>
              </text:list-item>
              <text:list-item>
                <text:p text:style-name="P4"><text:span text:style-name="T11"><text:tab/></text:span><text:span text:style-name="T11">list.forEach(s -&gt; set.add(s);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38" draw:style-name="dp1" draw:master-page-name="Master1-Layout2-obj-Tytuł-i-zawartość">
        <draw:frame draw:name="Tytuł 1" presentation:style-name="pr3" draw:text-style-name="P2" draw:layer="layout" svg:width="28.868cm" svg:height="2.503cm" svg:x="2.328cm" svg:y="1.014cm" presentation:class="title">
          <draw:text-box>
            <text:p text:style-name="P1"><text:span text:style-name="T3">Kolekcje i strumi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2" presentation:style-name="pr4" draw:text-style-name="P2" draw:layer="layout" svg:width="29.21cm" svg:height="13.641cm" svg:x="2.328cm" svg:y="3.517cm" presentation:class="outline">
          <draw:text-box>
            <text:list text:style-name="L8">
              <text:list-item>
                <text:p text:style-name="P26"><text:span text:style-name="T46">Strumienie – nowość w Java8, upraszcza manipulację kolekcjami</text:span></text:p>
              </text:list-item>
              <text:list-item>
                <text:p text:style-name="P26"><text:span text:style-name="T46">Skupiamy się na tym co chcemy zrobić, a nie jak</text:span></text:p>
              </text:list-item>
              <text:list-item>
                <text:p text:style-name="P26"><text:span text:style-name="T46">Ułatwia wykorzystanie wielu procesorów/zrównoleglenie prac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3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0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JDK7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pole tekstowe 3" draw:style-name="gr8" draw:text-style-name="P6" draw:layer="layout" svg:width="31.2cm" svg:height="15.8cm" svg:x="1.4cm" svg:y="2.6cm">
          <draw:text-box>
            <text:p text:style-name="P14"><text:span text:style-name="T47">public List&lt;String&gt; getLowCaloricDishesNames(List&lt;Dish&gt; dishes) {</text:span></text:p>
            <text:p text:style-name="P14"><text:span text:style-name="T47"><text:s text:c="8"/></text:span><text:span text:style-name="T47">List&lt;Dish&gt; lowCaloricDishes = new ArrayList&lt;&gt;();</text:span></text:p>
            <text:p text:style-name="P14"><text:span text:style-name="T47"><text:s text:c="8"/></text:span><text:span text:style-name="T47">for(Dish d: dishes){</text:span></text:p>
            <text:p text:style-name="P14"><text:span text:style-name="T47"><text:s text:c="12"/></text:span><text:span text:style-name="T47">if(d.getCalories() &gt; 400){</text:span></text:p>
            <text:p text:style-name="P14"><text:span text:style-name="T47"><text:s text:c="16"/></text:span><text:span text:style-name="T47">lowCaloricDishes.add(d);</text:span></text:p>
            <text:p text:style-name="P14"><text:span text:style-name="T47"><text:s text:c="12"/></text:span><text:span text:style-name="T47">}</text:span></text:p>
            <text:p text:style-name="P14"><text:span text:style-name="T47"><text:s text:c="8"/></text:span><text:span text:style-name="T47">}</text:span></text:p>
            <text:p text:style-name="P14"><text:span text:style-name="T47"><text:s text:c="8"/></text:span><text:span text:style-name="T47">List&lt;String&gt; lowCaloricDishesName = new ArrayList&lt;&gt;();</text:span></text:p>
            <text:p text:style-name="P14"><text:span text:style-name="T47"><text:s text:c="8"/></text:span><text:span text:style-name="T47">Collections.sort(lowCaloricDishes, new Comparator&lt;Dish&gt;() {</text:span></text:p>
            <text:p text:style-name="P14"><text:span text:style-name="T47"><text:s text:c="12"/></text:span><text:span text:style-name="T47">public int compare(Dish d1, Dish d2){</text:span></text:p>
            <text:p text:style-name="P14"><text:span text:style-name="T47"><text:s text:c="16"/></text:span><text:span text:style-name="T47">return Integer.compare(d1.getCalories(), d2.getCalories());</text:span></text:p>
            <text:p text:style-name="P14"><text:span text:style-name="T47"><text:s text:c="12"/></text:span><text:span text:style-name="T47">}</text:span></text:p>
            <text:p text:style-name="P14"><text:span text:style-name="T47"><text:s text:c="8"/></text:span><text:span text:style-name="T47">});</text:span></text:p>
            <text:p text:style-name="P14"><text:span text:style-name="T47"><text:s text:c="8"/></text:span><text:span text:style-name="T47">for(Dish d: lowCaloricDishes){</text:span></text:p>
            <text:p text:style-name="P14"><text:span text:style-name="T47"><text:s text:c="12"/></text:span><text:span text:style-name="T47">lowCaloricDishesName.add(d.getName());</text:span></text:p>
            <text:p text:style-name="P14"><text:span text:style-name="T47"><text:s text:c="8"/></text:span><text:span text:style-name="T47">}</text:span></text:p>
            <text:p text:style-name="P14"><text:span text:style-name="T47"><text:s text:c="8"/></text:span><text:span text:style-name="T47">return lowCaloricDishesName;</text:span></text:p>
            <text:p text:style-name="P14"><text:span text:style-name="T47">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1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JDK8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pole tekstowe 3" draw:style-name="gr8" draw:text-style-name="P6" draw:layer="layout" svg:width="31.2cm" svg:height="15.8cm" svg:x="1.4cm" svg:y="2.6cm">
          <draw:text-box>
            <text:p text:style-name="P14"><text:span text:style-name="T48"/></text:p>
            <text:p text:style-name="P14"><text:span text:style-name="T48">public List&lt;String&gt; getLowCaloricDishesNames(List&lt;Dish&gt; dishes) {</text:span></text:p>
            <text:p text:style-name="P14"><text:span text:style-name="T48"/></text:p>
            <text:p text:style-name="P14"><text:span text:style-name="T48"><text:s text:c="4"/></text:span><text:span text:style-name="T48">return dishes.stream()</text:span></text:p>
            <text:p text:style-name="P14"><text:span text:style-name="T48"><text:s text:c="12"/></text:span><text:span text:style-name="T48">.filter(d -&gt; d.getCalories() &gt; 400)</text:span></text:p>
            <text:p text:style-name="P14"><text:span text:style-name="T48"><text:s text:c="12"/></text:span><text:span text:style-name="T48">.sorted(comparing(Dish::getCalories))</text:span></text:p>
            <text:p text:style-name="P14"><text:span text:style-name="T48"><text:s text:c="12"/></text:span><text:span text:style-name="T48">.map(Dish::getName)</text:span></text:p>
            <text:p text:style-name="P14"><text:span text:style-name="T48"><text:s text:c="12"/></text:span><text:span text:style-name="T48">.collect(toList());</text:span></text:p>
            <text:p text:style-name="P14"><text:span text:style-name="T48">}</text:span></text:p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2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2" presentation:style-name="pr4" draw:text-style-name="P2" draw:layer="layout" svg:width="29.21cm" svg:height="13.641cm" svg:x="2.328cm" svg:y="3.518cm" presentation:class="outline">
          <draw:text-box>
            <text:list text:style-name="L8">
              <text:list-item>
                <text:p text:style-name="P26"><text:span text:style-name="T46">Skupiamy się na operacjach – co trzeba zrobić, nie zastanawiamy się jak</text:span></text:p>
              </text:list-item>
              <text:list-item>
                <text:p text:style-name="P26"><text:span text:style-name="T46">Umożliwiają sekwencyjne operacje na danych</text:span></text:p>
              </text:list-item>
              <text:list-item>
                <text:p text:style-name="P26"><text:span text:style-name="T46">Możemy łączyć operacje ze sobą, jak listę następujących po sobie czynności, skomplikowane operacje możemy przedstawić jako pipeline</text:span></text:p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3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operacj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668cm" svg:x="1.693cm" svg:y="4.457cm" presentation:class="outline">
          <draw:text-box>
            <text:list text:style-name="L9">
              <text:list-item>
                <text:p text:style-name="P27"><text:span text:style-name="T49">Po kolekcji iterujemy, w strumieniach iteracja jest ukryta dla użytkownika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49">Umożliwia to współbieżność operacji wykonywanych w całym potoku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49">Strumienie to lista operacji, materializacja następuje dopiero na koniec procesu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49">Materializacja jest kosztowna – im jej mniej tym lepsza wydajność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49">Operacje są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49">Pośrednie (filtrowanie, sortowanie, mapowanie,...)</text:span></text:p>
                  </text:list-item>
                  <text:list-item>
                    <text:p text:style-name="P27"><text:span text:style-name="T49">Finalne (zliczenie, stworzenie nowej kolekcji,...)</text:span></text:p>
                  </text:list-item>
                </text:list>
              </text:list-item>
            </text:list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4" draw:style-name="dp1" draw:master-page-name="Master1-Layout2-obj-Tytuł-i-zawartość">
        <draw:frame draw:name="Tytuł 1" presentation:style-name="pr3" draw:text-style-name="P2" draw:layer="layout" svg:width="30.472cm" svg:height="1.586cm" svg:x="1.528cm" svg:y="1cm" presentation:class="title">
          <draw:text-box>
            <text:p text:style-name="P1"><text:span text:style-name="T3">Kolekcje i strumienie – operacje pośred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572cm" svg:x="1.693cm" svg:y="3.428cm" presentation:class="outline">
          <draw:text-box>
            <text:list text:style-name="L9">
              <text:list-item>
                <text:p text:style-name="P27"><text:span text:style-name="T49">Nie zamykają strumienia</text:span></text:p>
              </text:list-item>
              <text:list-item>
                <text:p text:style-name="P27"><text:span text:style-name="T49">Zwracają Stream&lt;T&gt; - łączenie operacji</text:span></text:p>
              </text:list-item>
            </text:list>
          </draw:text-box>
        </draw:frame>
        <draw:frame draw:name="Tabela 4" draw:style-name="standard" draw:layer="layout" svg:width="28.799cm" svg:height="9.655cm" svg:x="2.4cm" svg:y="8.05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50">Operacja</text:span></text:p>
              </table:table-cell>
              <table:table-cell>
                <text:p text:style-name="P28"><text:span text:style-name="T51">Opi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52">filter</text:span></text:p>
              </table:table-cell>
              <table:table-cell>
                <text:p text:style-name="P29"><text:span text:style-name="T51">Filtrowanie danych na podstawie wyrażenia logicznego</text:span></text:p>
                <text:p text:style-name="P29"><text:span text:style-name="T52">Predicate&lt;T&gt;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52">map</text:span></text:p>
              </table:table-cell>
              <table:table-cell>
                <text:p text:style-name="P29"><text:span text:style-name="T51">Dla każdego elementu zwraca wynik przetworzenia tego elementu</text:span></text:p>
                <text:p text:style-name="P29"><text:span text:style-name="T51">np. z listy adresów dostajemy listę ulic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52">limit</text:span></text:p>
              </table:table-cell>
              <table:table-cell>
                <text:p text:style-name="P29"><text:span text:style-name="T51">Ogranicza ilość elementów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52">sorted</text:span></text:p>
              </table:table-cell>
              <table:table-cell>
                <text:p text:style-name="P29"><text:span text:style-name="T51">Sortuje elementy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52">distinct</text:span></text:p>
              </table:table-cell>
              <table:table-cell>
                <text:p text:style-name="P29"><text:span text:style-name="T51">Usuwa powtórzeni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5" draw:style-name="dp1" draw:master-page-name="Master1-Layout2-obj-Tytuł-i-zawartość">
        <draw:frame draw:name="Tytuł 1" presentation:style-name="pr3" draw:text-style-name="P2" draw:layer="layout" svg:width="30.472cm" svg:height="1.586cm" svg:x="1.528cm" svg:y="1cm" presentation:class="title">
          <draw:text-box>
            <text:p text:style-name="P1"><text:span text:style-name="T3">Kolekcje i strumienie – operacje finaln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572cm" svg:x="1.693cm" svg:y="3.428cm" presentation:class="outline">
          <draw:text-box>
            <text:list text:style-name="L9">
              <text:list-item>
                <text:p text:style-name="P27"><text:span text:style-name="T49">Zamykają strumień i zwracają rezultat</text:span></text:p>
              </text:list-item>
              <text:list-item>
                <text:p text:style-name="P27"><text:span text:style-name="T49">Strumień raz zamknięty nie może być znów otwarty</text:span><text:span text:style-name="T49"><text:line-break/></text:span><text:span text:style-name="T49">ponowny odczyt takiego strumienia spowoduje IllegalStateException</text:span></text:p>
              </text:list-item>
            </text:list>
          </draw:text-box>
        </draw:frame>
        <draw:frame draw:name="Tabela 4" draw:style-name="standard" draw:layer="layout" svg:width="28.799cm" svg:height="6.349cm" svg:x="2.468cm" svg:y="8.75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8"><text:span text:style-name="T50">Operacja</text:span></text:p>
              </table:table-cell>
              <table:table-cell>
                <text:p text:style-name="P28"><text:span text:style-name="T51">Opis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52">forEach</text:span></text:p>
              </table:table-cell>
              <table:table-cell>
                <text:p text:style-name="P29"><text:span text:style-name="T51">Dla każdego elementu wykonujemy operację podaną wyrażeniem lambda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52">count</text:span></text:p>
              </table:table-cell>
              <table:table-cell>
                <text:p text:style-name="P29"><text:span text:style-name="T51">Zwraca listę elementów kolekcji (</text:span><text:span text:style-name="T52">long</text:span><text:span text:style-name="T51">)</text:span></text:p>
              </table:table-cell>
            </table:table-row>
            <table:table-row table:style-name="ro4" table:default-cell-style-name="ce1">
              <table:table-cell>
                <text:p text:style-name="P28"><text:span text:style-name="T52">collect</text:span></text:p>
              </table:table-cell>
              <table:table-cell>
                <text:p text:style-name="P29"><text:span text:style-name="T51">Tworzy nową kolekcję, inny typ nie będący strumienie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6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661cm" svg:x="1.693cm" svg:y="4.457cm" presentation:class="outline">
          <draw:text-box>
            <text:list text:style-name="L9">
              <text:list-item>
                <text:p text:style-name="P27"><text:span text:style-name="T53">Filtrowanie</text:span><text:span text:style-name="T49"><text:line-break/></text:span><text:span text:style-name="T54"><text:tab/></text:span><text:span text:style-name="T54">List&lt;Dish&gt; vegetarianMenu = menu.stream()</text:span></text:p>
                <text:p text:style-name="P27"><text:span text:style-name="T54"><text:s text:c="16"/></text:span><text:span text:style-name="T54">.filter(Dish::isVegetarian)</text:span></text:p>
                <text:p text:style-name="P27"><text:span text:style-name="T54"><text:s text:c="16"/></text:span><text:span text:style-name="T54">.collect(toList());</text:span></text:p>
                <text:p text:style-name="P27"><text:span text:style-name="T55"/></text:p>
              </text:list-item>
              <text:list-item>
                <text:p text:style-name="P27"><text:span text:style-name="T56">Usuwanie</text:span><text:span text:style-name="T55"> </text:span><text:span text:style-name="T56">powtórzeń</text:span><text:span text:style-name="T55"><text:line-break/></text:span><text:span text:style-name="T55"><text:tab/></text:span><text:span text:style-name="T54">List&lt;Integer&gt; numbers = Arrays.stream(1, 2, 1, 3, 3, 2, 4)</text:span></text:p>
                <text:p text:style-name="P27"><text:span text:style-name="T54"><text:s text:c="16"/></text:span><text:span text:style-name="T54">.filter(i -&gt; i % 2 == 0)</text:span></text:p>
                <text:p text:style-name="P27"><text:span text:style-name="T54"><text:s text:c="16"/></text:span><text:span text:style-name="T54">.distinct() <text:s text:c="7"/></text:span></text:p>
                <text:p text:style-name="P27"><text:span text:style-name="T54"><text:s text:c="16"/></text:span><text:span text:style-name="T54">.forEach(System.out::println);</text:span><text:span text:style-name="T55"><text:line-break/></text:span><text:span text:style-name="T55"/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7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4.123cm" svg:x="1.6cm" svg:y="3.4cm" presentation:class="outline">
          <draw:text-box>
            <text:list text:style-name="L9">
              <text:list-item>
                <text:p text:style-name="P27"><text:span text:style-name="T53">Ograniczanie rozmiaru strumienia</text:span><text:span text:style-name="T49"><text:line-break/></text:span><text:span text:style-name="T54"><text:tab/></text:span><text:span text:style-name="T54"><text:tab/></text:span><text:span text:style-name="T54">List&lt;Dish&gt; dishes = menu.stream()</text:span></text:p>
                <text:p text:style-name="P27"><text:span text:style-name="T54"><text:s text:c="16"/></text:span><text:span text:style-name="T54">.filter(d -&gt; d.getCalories() &gt; 300)</text:span></text:p>
                <text:p text:style-name="P27"><text:span text:style-name="T54"><text:s text:c="16"/></text:span><text:span text:style-name="T54">.limit(3)</text:span></text:p>
                <text:p text:style-name="P27"><text:span text:style-name="T54"><text:s text:c="16"/></text:span><text:span text:style-name="T54">.collect(toList())</text:span><text:span text:style-name="T55">;</text:span></text:p>
              </text:list-item>
            </text:list>
            <text:list text:style-name="L8">
              <text:list-item>
                <text:p text:style-name="P26"><text:span text:style-name="T56">Przeskakiwanie pierwszych N elementów</text:span><text:span text:style-name="T55"><text:line-break/></text:span><text:span text:style-name="T54">List&lt;Dish&gt; dishes = menu.stream()</text:span></text:p>
                <text:p text:style-name="P26"><text:span text:style-name="T54"><text:s text:c="14"/></text:span><text:span text:style-name="T54">.filter(d -&gt; d.getCalories() &gt; 300)</text:span></text:p>
                <text:p text:style-name="P26"><text:span text:style-name="T54"><text:s text:c="14"/></text:span><text:span text:style-name="T54">.skip(2)</text:span></text:p>
                <text:p text:style-name="P26"><text:span text:style-name="T54"><text:s text:c="14"/></text:span><text:span text:style-name="T54">.collect(toList());</text:span><text:span text:style-name="T55"><text:line-break/></text:span><text:span text:style-name="T55"/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8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4.214cm" svg:x="1.6cm" svg:y="3.4cm" presentation:class="outline">
          <draw:text-box>
            <text:list text:style-name="L9">
              <text:list-item>
                <text:p text:style-name="P27"><text:span text:style-name="T53">Mapowani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57">Lista wszystkich nazw dań z men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0"><text:span text:style-name="T54">List&lt;String&gt; dishNames = menu.stream(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26"><text:span text:style-name="T54"><text:s text:c="16"/></text:span><text:span text:style-name="T54">.map(Dish::getName) <text:s text:c="7"/></text:span></text:p>
                <text:p text:style-name="P26"><text:span text:style-name="T54"><text:s text:c="16"/></text:span><text:span text:style-name="T54">.collect(toList());</text:span></text:p>
              </text:list-header>
            </text:list>
            <text:list text:style-name="L11">
              <text:list-item>
                <text:list>
                  <text:list-item>
                    <text:p text:style-name="P31"><text:span text:style-name="T58">Lista ilości znaków w każdej nazwie dania z men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0"><text:span text:style-name="T54">List&lt;Integer&gt; dishNameLengths = menu.stream()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32"><text:span text:style-name="T54"><text:s text:c="16"/></text:span><text:span text:style-name="T54">.map(Dish::getName)</text:span></text:p>
                    <text:p text:style-name="P32"><text:span text:style-name="T54"><text:s text:c="16"/></text:span><text:span text:style-name="T54">.map(String::length) <text:s text:c="7"/></text:span></text:p>
                    <text:p text:style-name="P32"><text:span text:style-name="T54"><text:s text:c="16"/></text:span><text:span text:style-name="T54">.collect(toList());</text:span></text:p>
                  </text:list-header>
                </text:list>
              </text:list-item>
            </text:list>
            <text:list text:style-name="L9">
              <text:list-header>
                <text:p text:style-name="P27"><text:span text:style-name="T49"/></text:p>
              </text:list-header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49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572cm" svg:x="1.6cm" svg:y="3.4cm" presentation:class="outline">
          <draw:text-box>
            <text:list text:style-name="L9">
              <text:list-item>
                <text:p text:style-name="P27"><text:span text:style-name="T53">Mapowanie ze zmianą ilości elementów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59">Lista niepowtarzających się liter</text:span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60"/></text:p>
              </text:list-header>
            </text:list>
            <text:list text:style-name="L5">
              <text:list-item>
                <text:p text:style-name="P26"><text:span text:style-name="T61"><text:s text:c="2"/></text:span><text:span text:style-name="T61">List&lt;String&gt; letters =</text:span><text:span text:style-name="T61"><text:line-break/></text:span><text:span text:style-name="T61"><text:tab/></text:span><text:span text:style-name="T61"><text:tab/></text:span><text:span text:style-name="T61">Arrays.stream(</text:span><text:span text:style-name="T62">new </text:span><text:span text:style-name="T61">String[]{</text:span><text:span text:style-name="T63">"Goodbye"</text:span><text:span text:style-name="T61">, </text:span><text:span text:style-name="T63">"World"</text:span><text:span text:style-name="T61">})</text:span><text:span text:style-name="T61"><text:line-break/></text:span><text:span text:style-name="T61"><text:tab/></text:span><text:span text:style-name="T61"><text:tab/></text:span><text:span text:style-name="T61">.map(w -&gt; w.split(</text:span><text:span text:style-name="T63">""</text:span><text:span text:style-name="T61">))</text:span><text:span text:style-name="T61"><text:line-break/></text:span><text:span text:style-name="T61"><text:tab/></text:span><text:span text:style-name="T61"><text:tab/></text:span><text:span text:style-name="T61">.distinct()</text:span><text:span text:style-name="T61"><text:line-break/></text:span><text:span text:style-name="T61"><text:tab/></text:span><text:span text:style-name="T61"><text:tab/></text:span><text:span text:style-name="T61">.collect(Collectors.toList());</text:span></text:p>
              </text:list-item>
              <text:list-item>
                <text:p text:style-name="P26"><text:span text:style-name="T64"/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59">Jak to poprawić?</text:span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49"/></text:p>
              </text:list-header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4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0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przykłady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572cm" svg:x="1.6cm" svg:y="3.4cm" presentation:class="outline">
          <draw:text-box>
            <text:list text:style-name="L3">
              <text:list-item>
                <text:p text:style-name="P27"><text:span text:style-name="T53">Mapowanie ze zmianą ilości elementów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59">Lista niepowtarzających się liter</text:span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53"/></text:p>
              </text:list-header>
            </text:list>
            <text:list text:style-name="L5">
              <text:list-item>
                <text:p text:style-name="P26"><text:span text:style-name="T64"><text:s/></text:span><text:span text:style-name="T61"><text:s text:c="2"/></text:span><text:span text:style-name="T61">List&lt;String&gt; letters =</text:span><text:span text:style-name="T61"><text:line-break/></text:span><text:span text:style-name="T61"><text:tab/></text:span><text:span text:style-name="T61"><text:tab/></text:span><text:span text:style-name="T61">Arrays.stream(</text:span><text:span text:style-name="T62">new </text:span><text:span text:style-name="T61">String[]{</text:span><text:span text:style-name="T63">"Goodbye"</text:span><text:span text:style-name="T61">, </text:span><text:span text:style-name="T63">"World"</text:span><text:span text:style-name="T61">})</text:span><text:span text:style-name="T61"><text:line-break/></text:span><text:span text:style-name="T61"><text:tab/></text:span><text:span text:style-name="T61"><text:tab/></text:span><text:span text:style-name="T61">.map(w -&gt; w.split(</text:span><text:span text:style-name="T63">""</text:span><text:span text:style-name="T61">))</text:span><text:span text:style-name="T61"><text:line-break/></text:span><text:span text:style-name="T61"><text:tab/></text:span><text:span text:style-name="T61"><text:tab/></text:span><text:span text:style-name="T61">.flatMap(Arrays::stream)</text:span><text:span text:style-name="T61"><text:line-break/></text:span><text:span text:style-name="T61"><text:tab/></text:span><text:span text:style-name="T61"><text:tab/></text:span><text:span text:style-name="T61">.distinct()</text:span><text:span text:style-name="T61"><text:line-break/></text:span><text:span text:style-name="T61"><text:tab/></text:span><text:span text:style-name="T61"><text:tab/></text:span><text:span text:style-name="T61">.collect(Collectors.toList());</text:span></text:p>
              </text:list-item>
              <text:list-item>
                <text:p text:style-name="P26"><text:span text:style-name="T65"/></text:p>
              </text:list-item>
            </text:list>
            <text:list text:style-name="L3">
              <text:list-item>
                <text:p text:style-name="P27"><text:span text:style-name="T49"/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1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441cm" svg:x="1.6cm" svg:y="3.4cm" presentation:class="outline">
          <draw:text-box>
            <text:list text:style-name="L9">
              <text:list-item>
                <text:p text:style-name="P27"><text:span text:style-name="T66">Wyszukiwanie wewnątrz strumienia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7">boolean anyMatch(Predicate&lt;T&gt; p)</text:span><text:span text:style-name="T68"> –</text:span><text:span text:style-name="T66"> </text:span><text:span text:style-name="T68">sprawdza, czy istnieje w strumieniu element spełniający warunek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7"><text:span text:style-name="T67">allMatch(</text:span><text:span text:style-name="T68">) - sprawdza, czy wszystkie elementy pasują</text:span></text:p>
                        <text:p text:style-name="P27"><text:span text:style-name="T68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67"><text:s/></text:span><text:span text:style-name="T67">Optional&lt;T&gt; findAny()</text:span><text:span text:style-name="T68"> - zwraca dowolny element strumienia (jeśli jest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7"><text:span text:style-name="T67">findFirst()</text:span><text:span text:style-name="T68"> - zwraca pierwszy element (jeśli jest)</text:span></text:p>
                      </text:list-item>
                      <text:list-item>
                        <text:p text:style-name="P27"><text:span text:style-name="T68">W przypadku przetwarzania równoległego używajmy </text:span><text:span text:style-name="T67">findAny(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27"><text:span text:style-name="T69"/></text:p>
              </text:list-header>
            </text:list>
            <text:list text:style-name="L5">
              <text:list-item>
                <text:p text:style-name="P26"><text:span text:style-name="T65"/></text:p>
              </text:list-item>
            </text:list>
            <text:list text:style-name="L3">
              <text:list-item>
                <text:p text:style-name="P27"><text:span text:style-name="T49"/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2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572cm" svg:x="1.6cm" svg:y="3.4cm" presentation:class="outline">
          <draw:text-box>
            <text:list text:style-name="L9">
              <text:list-item>
                <text:p text:style-name="P27"><text:span text:style-name="T70">BaseStreamsTest</text:span></text:p>
              </text:list-item>
              <text:list-item>
                <text:p text:style-name="P27"><text:span text:style-name="T70">StreamsTest</text:span></text:p>
                <text:p text:style-name="P27"><text:span text:style-name="T69"/></text:p>
              </text:list-item>
            </text:list>
            <text:list text:style-name="L5">
              <text:list-item>
                <text:p text:style-name="P26"><text:span text:style-name="T65"/></text:p>
              </text:list-item>
            </text:list>
            <text:list text:style-name="L3">
              <text:list-item>
                <text:p text:style-name="P27"><text:span text:style-name="T49"/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3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Collectors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572cm" svg:x="1.6cm" svg:y="3.4cm" presentation:class="outline">
          <draw:text-box>
            <text:list text:style-name="L9">
              <text:list-item>
                <text:p text:style-name="P27"><text:span text:style-name="T71">collect()</text:span><text:span text:style-name="T70"> - operacja finalna na strumieniu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70">Zbiera wszystkie elementy</text:span></text:p>
                  </text:list-item>
                  <text:list-item>
                    <text:p text:style-name="P27"><text:span text:style-name="T70">Bazuje na algorytmach z interfejsu Collectors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70">Kolektory umożliwiają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70">Grupowanie elementów (SQL group by)</text:span></text:p>
                  </text:list-item>
                  <text:list-item>
                    <text:p text:style-name="P27"><text:span text:style-name="T70">Podział strumienia na dwa</text:span></text:p>
                  </text:list-item>
                  <text:list-item>
                    <text:p text:style-name="P27"><text:span text:style-name="T70">Wielopoziomowy podział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70">Informacje statystyczne - </text:span><text:span text:style-name="T67">summing, averaging, maxBy, minBy, couting</text:span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4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Collectors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572cm" svg:x="1.6cm" svg:y="3.4cm" presentation:class="outline">
          <draw:text-box>
            <text:list text:style-name="L9">
              <text:list-item>
                <text:p text:style-name="P27"><text:span text:style-name="T66">Grupowanie - przykłady</text:span></text:p>
                <text:p text:style-name="P27"><text:span text:style-name="T66"/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7">Map&lt;Currency, List&lt;Transaction&gt;&gt; transactionsByCurrencies =</text:span></text:p>
                  </text:list-item>
                  <text:list-item>
                    <text:p text:style-name="P27"><text:span text:style-name="T67"><text:s text:c="8"/></text:span><text:span text:style-name="T67">transactions.stream().collect(</text:span></text:p>
                  </text:list-item>
                  <text:list-item>
                    <text:p text:style-name="P27"><text:span text:style-name="T67"><text:s text:c="16"/></text:span><text:span text:style-name="T67">groupingBy(Transaction::getCurrency)</text:span></text:p>
                  </text:list-item>
                  <text:list-item>
                    <text:p text:style-name="P27"><text:span text:style-name="T67"><text:s text:c="8"/></text:span><text:span text:style-name="T67">);</text:span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67"/></text:p>
              </text:list-header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5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Collectors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5.033cm" svg:x="1.521cm" svg:y="3cm" presentation:class="outline">
          <draw:text-box>
            <text:list text:style-name="L9">
              <text:list-item>
                <text:p text:style-name="P27"><text:span text:style-name="T66">Grupowanie wielopoziomowe - przykłady</text:span></text:p>
              </text:list-item>
              <text:list-item>
                <text:p text:style-name="P27"><text:span text:style-name="T67">Map&lt;Dish.Type, Long&gt; typesCount = menu.stream().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7"><text:s text:c="8"/></text:span><text:span text:style-name="T67">collect(</text:span></text:p>
                  </text:list-item>
                  <text:list-item>
                    <text:p text:style-name="P27"><text:span text:style-name="T67"><text:s text:c="16"/></text:span><text:span text:style-name="T67">groupingBy(Dish::getType, counting())</text:span></text:p>
                  </text:list-item>
                  <text:list-item>
                    <text:p text:style-name="P27"><text:span text:style-name="T67"><text:s text:c="8"/></text:span><text:span text:style-name="T67">);</text:span></text:p>
                  </text:list-item>
                  <text:list-item>
                    <text:p text:style-name="P27"><text:span text:style-name="T67"/></text:p>
                  </text:list-item>
                  <text:list-item>
                    <text:p text:style-name="P27"><text:span text:style-name="T67">Map&lt;Dish.Type, Optional&lt;Dish&gt;&gt; mostCaloricByType =</text:span></text:p>
                  </text:list-item>
                  <text:list-item>
                    <text:p text:style-name="P27"><text:span text:style-name="T67"><text:s text:c="8"/></text:span><text:span text:style-name="T67">menu.stream().collect(</text:span></text:p>
                  </text:list-item>
                  <text:list-item>
                    <text:p text:style-name="P27"><text:span text:style-name="T67"><text:s text:c="16"/></text:span><text:span text:style-name="T67">groupingBy(Dish::getType,</text:span></text:p>
                  </text:list-item>
                  <text:list-item>
                    <text:p text:style-name="P27"><text:span text:style-name="T67"><text:s text:c="24"/></text:span><text:span text:style-name="T67">maxBy(comparingInt(Dish::getCalories))</text:span></text:p>
                  </text:list-item>
                  <text:list-item>
                    <text:p text:style-name="P27"><text:span text:style-name="T67"><text:s text:c="16"/></text:span><text:span text:style-name="T67">)</text:span></text:p>
                  </text:list-item>
                  <text:list-item>
                    <text:p text:style-name="P27"><text:span text:style-name="T67"><text:s text:c="8"/></text:span><text:span text:style-name="T67">);</text:span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6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Collectors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5.933cm" svg:x="1.664cm" svg:y="2.428cm" presentation:class="outline" presentation:user-transformed="true">
          <draw:text-box>
            <text:list text:style-name="L9">
              <text:list-item>
                <text:p text:style-name="P27"><text:span text:style-name="T66">Grupowanie wielopoziomowe - przykłady</text:span></text:p>
                <text:p text:style-name="P27"><text:span text:style-name="T67">Map&lt;Dish.Type, Map&lt;CaloricLevel, List&lt;Dish&gt;&gt;&gt; multilevel =</text:span></text:p>
                <text:p text:style-name="P27"><text:span text:style-name="T67"><text:s text:c="4"/></text:span><text:span text:style-name="T67">menu.stream().collect(</text:span></text:p>
                <text:p text:style-name="P27"><text:span text:style-name="T67"><text:s text:c="8"/></text:span><text:span text:style-name="T67">groupingBy(Dish::getType,</text:span></text:p>
                <text:p text:style-name="P27"><text:span text:style-name="T67"><text:s text:c="12"/></text:span><text:span text:style-name="T67">groupingBy((Dish dish) -&gt; {</text:span></text:p>
                <text:p text:style-name="P27"><text:span text:style-name="T67"><text:s text:c="16"/></text:span><text:span text:style-name="T67">if (dish.getCalories() &lt;= 400) return CaloricLevel.DIET;</text:span></text:p>
                <text:p text:style-name="P27"><text:span text:style-name="T67"><text:s text:c="16"/></text:span><text:span text:style-name="T67">else if (dish.getCalories() &lt;= 700) return CaloricLevel.NORMAL;</text:span></text:p>
                <text:p text:style-name="P27"><text:span text:style-name="T67"><text:s text:c="16"/></text:span><text:span text:style-name="T67">else return CaloricLevel.FAT;</text:span></text:p>
                <text:p text:style-name="P27"><text:span text:style-name="T67"><text:s text:c="12"/></text:span><text:span text:style-name="T67">}</text:span></text:p>
                <text:p text:style-name="P27"><text:span text:style-name="T67"><text:s text:c="8"/></text:span><text:span text:style-name="T67">)</text:span></text:p>
                <text:p text:style-name="P27"><text:span text:style-name="T67"><text:s text:c="4"/></text:span><text:span text:style-name="T67">)</text:span></text:p>
                <text:p text:style-name="P27"><text:span text:style-name="T67">);</text:span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7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- Collectors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4.4cm" svg:x="1.521cm" svg:y="3.8cm" presentation:class="outline">
          <draw:text-box>
            <text:list text:style-name="L9">
              <text:list-item>
                <text:p text:style-name="P27"><text:span text:style-name="T66">Partycjonowanie – przykłady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Podział strumienia na dwie listy</text:span></text:p>
                    <text:p text:style-name="P27"><text:span text:style-name="T66"/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67">Map&lt;Boolean, List&lt;Dish&gt;&gt; vegeterianAndNonvegetarianDishes -</text:span></text:p>
                <text:p text:style-name="P27"><text:span text:style-name="T67"><text:s text:c="8"/></text:span><text:span text:style-name="T67">menu.stream().collect(</text:span></text:p>
                <text:p text:style-name="P27"><text:span text:style-name="T67"><text:s text:c="15"/></text:span><text:span text:style-name="T67">partitioningBy(Dish::isVegetarian)</text:span></text:p>
                <text:p text:style-name="P27"><text:span text:style-name="T67"><text:s text:c="8"/></text:span><text:span text:style-name="T67">);</text:span></text:p>
              </text:list-header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8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– Collectors</text:span><text:span text:style-name="T3"><text:line-break/></text:span><text:span text:style-name="T3">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6.2cm" presentation:class="outline">
          <draw:text-box>
            <text:list text:style-name="L9">
              <text:list-item>
                <text:p text:style-name="P27"><text:span text:style-name="T68">CollectorsTest</text:span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59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równoległ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68">Strumień można próbować przetwarzać współbieżni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Metoda </text:span><text:span text:style-name="T67">parallel</text:span><text:span text:style-name="T68"> lub </text:span><text:span text:style-name="T67">parallelStream</text:span><text:span text:style-name="T68"> – metody ustawiają flagę, która sygnalizuje naszą prośbę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68">Współbieżne uruchomienie procesu może obniżyć (!) wydajność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Partycjonowanie strumienia rekurencyjnie</text:span></text:p>
                  </text:list-item>
                  <text:list-item>
                    <text:p text:style-name="P27"><text:span text:style-name="T68">Uruchomienie kilku wątków</text:span></text:p>
                  </text:list-item>
                  <text:list-item>
                    <text:p text:style-name="P27"><text:span text:style-name="T68">Zbieranie wyników między wątkami</text:span></text:p>
                  </text:list-item>
                  <text:list-item>
                    <text:p text:style-name="P27"><text:span text:style-name="T68">Zbieranie wyników w pojedynczą wartość</text:span></text:p>
                  </text:list-item>
                </text:list>
              </text:list-item>
            </text:list>
            <text:list text:style-name="L9">
              <text:list-item>
                <text:p text:style-name="P27"><text:span text:style-name="T68">Przenoszenie danych między procesorami trwa (czasem za długo i kosztuje zasoby)</text:span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5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0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Kolekcje i strumienie równoległ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68">Dla małych ilości danych najczęściej się nie opłaca</text:span></text:p>
              </text:list-item>
              <text:list-item>
                <text:p text:style-name="P27"><text:span text:style-name="T68">Są operacje wymagające dostępu do całości danych – nie wspomoże ich współbieżność </text:span><text:span text:style-name="T67">(limit(), findFirst())</text:span></text:p>
              </text:list-item>
              <text:list-item>
                <text:p text:style-name="P27"><text:span text:style-name="T67">findAny()</text:span><text:span text:style-name="T68"> - używać, tam, gdzie można zamiast </text:span><text:span text:style-name="T67">findFirst()</text:span></text:p>
              </text:list-item>
              <text:list-item>
                <text:p text:style-name="P27"><text:span text:style-name="T68">Podział strumienia na części – klasa S</text:span><text:span text:style-name="T67">pliterator</text:span></text:p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1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68">Stare Date API stwarzało wiele problemów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Miesiące liczone od 0, obiekty Date są 'mutable', java.util.Date inaczej się zachowuje niż java.sql.Date, brak strefy czasowej – brana z aktualnego systemu, itd...</text:span></text:p>
                  </text:list-item>
                </text:list>
              </text:list-item>
            </text:list>
            <text:list text:style-name="L9">
              <text:list-header>
                <text:p text:style-name="P27"><text:span text:style-name="T68"/></text:p>
              </text:list-header>
              <text:list-item>
                <text:p text:style-name="P27"><text:span text:style-name="T68">Wprowadzono nowy pakiet </text:span><text:span text:style-name="T67">java.tim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Wiele pomysłów zaczerpnięto z biblioteki Joda-Time</text:span></text:p>
                  </text:list-item>
                  <text:list-item>
                    <text:p text:style-name="P27"><text:span text:style-name="T68">API jest podobne, ale nie wszystko jest identyczne</text:span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1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2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Pakiet java.tim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LocalDate – dzień bez informacji o godzinie i strefie czasowej; immutable</text:span></text:p>
                  </text:list-item>
                  <text:list-item>
                    <text:p text:style-name="P27"><text:span text:style-name="T68">LocalTime – czas bez informacji o strefie czasowej (format 10:15:30); immutable</text:span></text:p>
                  </text:list-item>
                  <text:list-item>
                    <text:p text:style-name="P27"><text:span text:style-name="T68">LocalDateTime – połączenie powyższych</text:span></text:p>
                  </text:list-item>
                  <text:list-item>
                    <text:p text:style-name="P27"><text:span text:style-name="T68">Instant – punkt w czasie (z nanosekundami)</text:span></text:p>
                  </text:list-item>
                  <text:list-item>
                    <text:p text:style-name="P27"><text:span text:style-name="T68">Duration – przedział czasu: sekundy, minuty, godziny</text:span></text:p>
                  </text:list-item>
                  <text:list-item>
                    <text:p text:style-name="P27"><text:span text:style-name="T68">Period – dłuższy przedział czasu: miesiące, lata</text:span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3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LocalDate - przykład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7">LocalDate date = LocalDate.of(2018, 3, 18);</text:span></text:p>
                  </text:list-item>
                  <text:list-item>
                    <text:p text:style-name="P27"><text:span text:style-name="T67">// LocalDate date = LocalDate.now(); </text:span><text:span text:style-name="T67"><text:tab/></text:span><text:span text:style-name="T67"><text:tab/></text:span><text:span text:style-name="T67">//factory method</text:span></text:p>
                  </text:list-item>
                  <text:list-item>
                    <text:p text:style-name="P27"><text:span text:style-name="T67">int year = date.getYear();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2018</text:span></text:p>
                  </text:list-item>
                  <text:list-item>
                    <text:p text:style-name="P27"><text:span text:style-name="T67">Month month = date.getMonth(); </text:span><text:span text:style-name="T67"><text:tab/></text:span><text:span text:style-name="T67"><text:tab/></text:span><text:span text:style-name="T67"><text:tab/></text:span><text:span text:style-name="T67"><text:tab/></text:span><text:span text:style-name="T67">// MARCH</text:span></text:p>
                  </text:list-item>
                  <text:list-item>
                    <text:p text:style-name="P27"><text:span text:style-name="T67">int day = date.getDayOfMonth(); </text:span><text:span text:style-name="T67"><text:tab/></text:span><text:span text:style-name="T67"><text:tab/></text:span><text:span text:style-name="T67"><text:tab/></text:span><text:span text:style-name="T67"><text:tab/></text:span><text:span text:style-name="T67">// 18</text:span></text:p>
                  </text:list-item>
                  <text:list-item>
                    <text:p text:style-name="P27"><text:span text:style-name="T67">DayOfWeek dow = date.getDayOfWeek(); </text:span><text:span text:style-name="T67"><text:tab/></text:span><text:span text:style-name="T67"><text:tab/></text:span><text:span text:style-name="T67">// TUESDAY</text:span></text:p>
                  </text:list-item>
                  <text:list-item>
                    <text:p text:style-name="P27"><text:span text:style-name="T67">int len = date.lengthOfMonth();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31 (days in March)</text:span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3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4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LocalTime - przykład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7"/></text:p>
                  </text:list-item>
                  <text:list-item>
                    <text:p text:style-name="P27"><text:span text:style-name="T67">LocalTime time = LocalTime.of(13, 45, 20); // 13:45:20</text:span></text:p>
                  </text:list-item>
                  <text:list-item>
                    <text:p text:style-name="P27"><text:span text:style-name="T67">int hour = time.getHour();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13</text:span></text:p>
                  </text:list-item>
                  <text:list-item>
                    <text:p text:style-name="P27"><text:span text:style-name="T67">int minute = time.getMinute();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45</text:span></text:p>
                  </text:list-item>
                  <text:list-item>
                    <text:p text:style-name="P27"><text:span text:style-name="T67">int second = time.getSecond(); </text:span><text:span text:style-name="T67"><text:tab/></text:span><text:span text:style-name="T67"><text:tab/></text:span><text:span text:style-name="T67"><text:tab/></text:span><text:span text:style-name="T67"><text:tab/></text:span><text:span text:style-name="T67">// 20</text:span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4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5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LocalDate i LocalTime – przykład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Tworzenie na podstawie Stringa</text:span></text:p>
                    <text:p text:style-name="P27"><text:span text:style-name="T68"/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67">LocalDate date = LocalDate.parse("2014-03-18");</text:span></text:p>
                      </text:list-item>
                      <text:list-item>
                        <text:p text:style-name="P27"><text:span text:style-name="T67">LocalTime time = LocalTime.parse("13:45:20");</text:span></text:p>
                      </text:list-item>
                      <text:list-item>
                        <text:p text:style-name="P27"><text:span text:style-name="T67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27"><text:span text:style-name="T67"/></text:p>
                  </text:list-header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5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6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3.032cm" svg:x="1.521cm" svg:y="4.4cm" presentation:class="outline">
          <draw:text-box>
            <text:list text:style-name="L9">
              <text:list-item>
                <text:p text:style-name="P27"><text:span text:style-name="T72">LocalDateTime – przykład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Połączene LocalDate i LocalTime</text:span></text:p>
                    <text:p text:style-name="P27"><text:span text:style-name="T68"/></text:p>
                  </text:list-item>
                  <text:list-item>
                    <text:p text:style-name="P27"><text:span text:style-name="T67">LocalDateTime dt1 = LocalDateTime.of(2016, Month.MARCH, 18, 13, 45, 20);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2016-03-18T13:45</text:span></text:p>
                  </text:list-item>
                  <text:list-item>
                    <text:p text:style-name="P27"><text:span text:style-name="T67">LocalDateTime dt2 = LocalDateTime.of(date, time);</text:span></text:p>
                  </text:list-item>
                  <text:list-item>
                    <text:p text:style-name="P27"><text:span text:style-name="T67">LocalDateTime dt3 = date.atTime(13, 45, 20);</text:span></text:p>
                  </text:list-item>
                  <text:list-item>
                    <text:p text:style-name="P27"><text:span text:style-name="T67">LocalDateTime dt4 = date.atTime(time);</text:span></text:p>
                  </text:list-item>
                  <text:list-item>
                    <text:p text:style-name="P27"><text:span text:style-name="T67">LocalDateTime dt5 = time.atDate(date)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67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67"/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6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7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Instant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Czas jest jak zawsze liczony od 1.1.1970 w ms</text:span></text:p>
                  </text:list-item>
                  <text:list-item>
                    <text:p text:style-name="P27"><text:span text:style-name="T68">Klasa do przetwarzania maszynowego</text:span></text:p>
                  </text:list-item>
                  <text:list-item>
                    <text:p text:style-name="P27"><text:span text:style-name="T68">Zawiera tylko sekundy i nanosekundy</text:span></text:p>
                  </text:list-item>
                  <text:list-item>
                    <text:p text:style-name="P27"><text:span text:style-name="T67">int day = Instant.now().get(ChronoField.DAY_OF_MONTH);</text:span><text:span text:style-name="T68"> </text:span><text:span text:style-name="T68"><text:line-break/></text:span><text:span text:style-name="T68">spowoduje wyjątek java.time.temporal.UnsupportedTemporalTypeException: Unsupported field: DayOfMonth</text:span></text:p>
                    <text:p text:style-name="P27"><text:span text:style-name="T67"/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7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8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.89cm" svg:x="1.521cm" svg:y="4.4cm" presentation:class="outline" presentation:user-transformed="true">
          <draw:text-box>
            <text:list text:style-name="L9">
              <text:list-item>
                <text:p text:style-name="P27"><text:span text:style-name="T72">Przedziały czasow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Wyrażony w sekundach</text:span><text:span text:style-name="T68"><text:line-break/></text:span><text:span text:style-name="T68"><text:tab/></text:span><text:span text:style-name="T67">Duration d1 = Duration.between(time1, time2);</text:span></text:p>
                  </text:list-item>
                  <text:list-item>
                    <text:p text:style-name="P27"><text:span text:style-name="T68">Wyrażony w dniach</text:span><text:span text:style-name="T68"><text:line-break/></text:span><text:span text:style-name="T68"><text:tab/></text:span><text:span text:style-name="T67">Period tenDays = Period.between(LocalDate.of(2014, 3, 8), <text:s text:c="31"/>LocalDate.of(2014, 3, 18));</text:span></text:p>
                  </text:list-item>
                  <text:list-item>
                    <text:p text:style-name="P27"><text:span text:style-name="T68">Tworzenie przedziałów</text:span><text:span text:style-name="T68"><text:line-break/></text:span><text:span text:style-name="T68"><text:tab/></text:span><text:span text:style-name="T67">Duration threeMinutes = Duration.ofMinutes(3)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67">Period tenDays = Period.ofDays(10);</text:span></text:p>
                      </text:list-item>
                      <text:list-item>
                        <text:p text:style-name="P27"><text:span text:style-name="T67">Period threeWeeks = Period.ofWeeks(3);</text:span></text:p>
                      </text:list-item>
                      <text:list-item>
                        <text:p text:style-name="P27"><text:span text:style-name="T67">Period twoYearsSixMonthsOneDay = Period.of(2, 6, 1);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27"><text:span text:style-name="T67"/></text:p>
                  </text:list-header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8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69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Przedziały czasowe - modelowani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68">Klasy należące do Date API mają analogiczne metody o tych samych nazwach</text:span></text:p>
                  </text:list-item>
                  <text:list-item>
                    <text:p text:style-name="P27"><text:span text:style-name="T68">Metody są statyczne w Duration i Period</text:span></text:p>
                    <text:p text:style-name="P27"><text:span text:style-name="T68"/></text:p>
                    <text:p text:style-name="P27"><text:span text:style-name="T67"/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draw:frame draw:name="Tabela 5" draw:style-name="standard" draw:layer="layout" svg:width="22.056cm" svg:height="6.871cm" svg:x="5.227cm" svg:y="9.489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29"><text:span text:style-name="T52">between</text:span></text:p>
              </table:table-cell>
              <table:table-cell>
                <text:p text:style-name="P29"><text:span text:style-name="T51">Interwał między punktami w czasie</text:span></text:p>
              </table:table-cell>
            </table:table-row>
            <table:table-row table:style-name="ro5" table:default-cell-style-name="ce1">
              <table:table-cell>
                <text:p text:style-name="P29"><text:span text:style-name="T52">from</text:span></text:p>
              </table:table-cell>
              <table:table-cell>
                <text:p text:style-name="P29"><text:span text:style-name="T51">Przedział od punktu w czasie</text:span></text:p>
              </table:table-cell>
            </table:table-row>
            <table:table-row table:style-name="ro5" table:default-cell-style-name="ce1">
              <table:table-cell>
                <text:p text:style-name="P29"><text:span text:style-name="T52">of</text:span></text:p>
              </table:table-cell>
              <table:table-cell>
                <text:p text:style-name="P29"><text:span text:style-name="T51">Przedział zdefiniowany na podstawie zadanych jednostek</text:span></text:p>
              </table:table-cell>
            </table:table-row>
            <table:table-row table:style-name="ro6" table:default-cell-style-name="ce1">
              <table:table-cell>
                <text:p text:style-name="P29"><text:span text:style-name="T52">parse</text:span></text:p>
              </table:table-cell>
              <table:table-cell>
                <text:p text:style-name="P29"><text:span text:style-name="T51">Tworzy przedział na podstawie ciągu znaków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69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page70" draw:style-name="dp1" draw:master-page-name="Master1-Layout2-obj-Tytuł-i-zawartość"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72">Przedziały czasowe - modelowanie</text:span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8"/></text:p>
                  </text:list-item>
                  <text:list-item>
                    <text:p text:style-name="P27"><text:span text:style-name="T68"/></text:p>
                  </text:list-item>
                  <text:list-item>
                    <text:p text:style-name="P27"><text:span text:style-name="T67"/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draw:frame draw:name="Tabela 5" draw:style-name="standard" draw:layer="layout" svg:width="25.679cm" svg:height="8.763cm" svg:x="2.371cm" svg:y="5.793cm">
          <table:table>
            <table:table-column table:style-name="co5"/>
            <table:table-column table:style-name="co6"/>
            <table:table-row table:style-name="ro7" table:default-cell-style-name="ce1">
              <table:table-cell>
                <text:p text:style-name="P29"><text:span text:style-name="T52">addTo</text:span></text:p>
              </table:table-cell>
              <table:table-cell>
                <text:p text:style-name="P29"><text:span text:style-name="T51">Tworzy nowy powiększając obiekt o zadaną ilość</text:span></text:p>
              </table:table-cell>
            </table:table-row>
            <table:table-row table:style-name="ro7" table:default-cell-style-name="ce1">
              <table:table-cell>
                <text:p text:style-name="P29"><text:span text:style-name="T52">get</text:span></text:p>
              </table:table-cell>
              <table:table-cell>
                <text:p text:style-name="P29"><text:span text:style-name="T51">Pobiera wartość</text:span></text:p>
              </table:table-cell>
            </table:table-row>
            <table:table-row table:style-name="ro7" table:default-cell-style-name="ce1">
              <table:table-cell>
                <text:p text:style-name="P29"><text:span text:style-name="T52">isNegative</text:span></text:p>
              </table:table-cell>
              <table:table-cell>
                <text:p text:style-name="P29"><text:span text:style-name="T51">Czy jest ujemny</text:span></text:p>
              </table:table-cell>
            </table:table-row>
            <table:table-row table:style-name="ro8" table:default-cell-style-name="ce1">
              <table:table-cell>
                <text:p text:style-name="P29"><text:span text:style-name="T52">minus</text:span></text:p>
              </table:table-cell>
              <table:table-cell>
                <text:p text:style-name="P29"><text:span text:style-name="T51">Tworzy nowy pomniejszając obiekt o zadaną ilość</text:span></text:p>
              </table:table-cell>
            </table:table-row>
            <table:table-row table:style-name="ro8" table:default-cell-style-name="ce1">
              <table:table-cell>
                <text:p text:style-name="P29"><text:span text:style-name="T52">multipliedBy</text:span></text:p>
              </table:table-cell>
              <table:table-cell>
                <text:p text:style-name="P29"><text:span text:style-name="T51">Tworzy nowy mnożąc obiekt o zadaną ilość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70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draw:page draw:name="Slide72" draw:style-name="dp3" draw:master-page-name="Master1-Layout2-obj-Tytuł-i-zawartość">
        <draw:custom-shape draw:name="Rectangle 2" draw:style-name="gr10" draw:text-style-name="P2" draw:layer="layout" svg:width="33.492cm" svg:height="13.971cm" svg:x="0.653cm" svg:y="3.446cm">
          <text:p text:style-name="P14"><text:span text:style-name="T73">public static </text:span><text:span text:style-name="T74">Date asDate(LocalDate localDate) {</text:span><text:span text:style-name="T74"><text:line-break/></text:span><text:span text:style-name="T74"> <text:s text:c="3"/></text:span><text:span text:style-name="T73">return </text:span><text:span text:style-name="T74">Date.</text:span><text:span text:style-name="T75">from</text:span><text:span text:style-name="T74">(localDate.atStartOfDay().atZone(ZoneId.</text:span><text:span text:style-name="T75">systemDefault</text:span><text:span text:style-name="T74">()).toInstant());</text:span><text:span text:style-name="T74"><text:line-break/></text:span><text:span text:style-name="T74">}</text:span><text:span text:style-name="T74"><text:line-break/></text:span><text:span text:style-name="T74"><text:line-break/></text:span><text:span text:style-name="T73">public static </text:span><text:span text:style-name="T74">Date asDate(LocalDateTime localDateTime) {</text:span><text:span text:style-name="T74"><text:line-break/></text:span><text:span text:style-name="T74"> <text:s text:c="3"/></text:span><text:span text:style-name="T73">return </text:span><text:span text:style-name="T74">Date.</text:span><text:span text:style-name="T75">from</text:span><text:span text:style-name="T74">(localDateTime.atZone(ZoneId.</text:span><text:span text:style-name="T75">systemDefault</text:span><text:span text:style-name="T74">()).toInstant());</text:span><text:span text:style-name="T74"><text:line-break/></text:span><text:span text:style-name="T74">}</text:span><text:span text:style-name="T74"><text:line-break/></text:span><text:span text:style-name="T74"><text:line-break/></text:span><text:span text:style-name="T73">public static </text:span><text:span text:style-name="T74">LocalDate asLocalDate(Date date) {</text:span><text:span text:style-name="T74"><text:line-break/></text:span><text:span text:style-name="T74"> <text:s text:c="3"/></text:span><text:span text:style-name="T73">return </text:span><text:span text:style-name="T74">Instant.</text:span><text:span text:style-name="T75">ofEpochMilli</text:span><text:span text:style-name="T74">(date.getTime()).atZone(ZoneId.</text:span><text:span text:style-name="T75">systemDefault</text:span><text:span text:style-name="T74">()).toLocalDate();</text:span><text:span text:style-name="T74"><text:line-break/></text:span><text:span text:style-name="T74">}</text:span><text:span text:style-name="T74"><text:line-break/></text:span><text:span text:style-name="T74"><text:line-break/></text:span><text:span text:style-name="T73">public static </text:span><text:span text:style-name="T74">LocalDateTime asLocalDateTime(Date date) {</text:span><text:span text:style-name="T74"><text:line-break/></text:span><text:span text:style-name="T74"> <text:s text:c="3"/></text:span><text:span text:style-name="T73">return </text:span><text:span text:style-name="T74">Instant.</text:span><text:span text:style-name="T75">ofEpochMilli</text:span><text:span text:style-name="T74">(date.getTime()).atZone(ZoneId.</text:span><text:span text:style-name="T75">systemDefault</text:span><text:span text:style-name="T74">()).toLocalDateTime();</text:span><text:span text:style-name="T74"><text:line-break/></text:span><text:span text:style-name="T74">}</text:span></text:p>
          <draw:enhanced-geometry svg:viewBox="0 0 21600 21600" draw:type="non-primitive" draw:enhanced-path="M 0 0 L 21600 0 21600 21600 0 21600 Z N"/>
        </draw:custom-shape>
        <draw:frame draw:name="pole tekstowe 6" draw:style-name="gr11" draw:text-style-name="P2" draw:layer="layout" svg:width="28.775cm" svg:height="2.137cm" svg:x="2.359cm" svg:y="0.726cm">
          <draw:text-box>
            <text:p text:style-name="P5"><text:span text:style-name="T76">Stare Date API i nowe Date API w kodzie</text:span></text:p>
          </draw:text-box>
        </draw:frame>
        <presentation:notes draw:style-name="dp4">
          <draw:page-thumbnail draw:style-name="gr12" draw:layer="layout" svg:width="15.24cm" svg:height="8.572cm" svg:x="1.905cm" svg:y="3.175cm" draw:page-number="71" presentation:class="page"/>
          <draw:frame presentation:style-name="pr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1" draw:style-name="dp1" draw:master-page-name="Master1-Layout2-obj-Tytuł-i-zawartość">
        <office:forms form:automatic-focus="false" form:apply-design-mode="false"/>
        <draw:frame draw:name="Tytuł 1" presentation:style-name="pr3" draw:text-style-name="P2" draw:layer="layout" svg:width="28.868cm" svg:height="1.586cm" svg:x="2.328cm" svg:y="1.014cm" presentation:class="title">
          <draw:text-box>
            <text:p text:style-name="P1"><text:span text:style-name="T3">Nowe Date API - ćwiczenie</text:span></text:p>
          </draw:text-box>
        </draw:frame>
        <draw:custom-shape draw:name="Rectangle 2" draw:style-name="gr6" draw:text-style-name="P6" draw:layer="layout" svg:width="0.513cm" svg:height="1.026cm" svg:x="0.726cm" svg:y="4.093cm">
          <text:p/>
          <draw:enhanced-geometry svg:viewBox="0 0 21600 21600" draw:type="non-primitive" draw:enhanced-path="M 0 0 L 21600 0 21600 21600 0 21600 Z N"/>
        </draw:custom-shape>
        <draw:frame draw:name="Symbol zastępczy zawartości 3" presentation:style-name="pr11" draw:text-style-name="P2" draw:layer="layout" svg:width="30.479cm" svg:height="12cm" svg:x="1.521cm" svg:y="4.4cm" presentation:class="outline">
          <draw:text-box>
            <text:list text:style-name="L9">
              <text:list-item>
                <text:p text:style-name="P27"><text:span text:style-name="T68">DatesApiTest</text:span></text:p>
              </text:list-item>
              <text:list-item>
                <text:p text:style-name="P27"><text:span text:style-name="T68">Uzupełnić klasę narzędziową DateUtil – przejście między starym obiektem </text:span><text:span text:style-name="T67">Date</text:span><text:span text:style-name="T68"> i nowymi </text:span><text:span text:style-name="T67">LocalDate</text:span><text:span text:style-name="T68"> i </text:span><text:span text:style-name="T67">LocalDateTime</text:span></text:p>
                <text:p text:style-name="P27"><text:span text:style-name="T68"/></text:p>
              </text:list-item>
            </text:list>
            <text:list text:style-name="L13">
              <text:list-item>
                <text:list>
                  <text:list-item>
                    <text:p text:style-name="P27"><text:span text:style-name="T67"/></text:p>
                  </text:list-item>
                </text:list>
              </text:list-item>
            </text:list>
          </draw:text-box>
        </draw:frame>
        <draw:frame draw:name="pole tekstowe 4" draw:style-name="gr9" draw:text-style-name="P6" draw:layer="layout" svg:width="0.502cm" svg:height="1.204cm" svg:x="24.2cm" svg:y="7cm">
          <draw:text-box>
            <text:p/>
          </draw:text-box>
        </draw:frame>
        <presentation:notes draw:style-name="dp2">
          <draw:frame draw:name="Symbol zastępczy daty 2" draw:style-name="gr1" draw:text-style-name="P2" draw:layer="layout" svg:width="8.255cm" svg:height="1.274cm" svg:x="10.791cm" svg:y="0cm">
            <draw:text-box>
              <text:p text:style-name="P3"><text:span text:style-name="T2"><text:date style:data-style-name="D1" text:date-value="2018-04-06">18-4-6</text:date></text:span></text:p>
            </draw:text-box>
          </draw:frame>
          <draw:frame draw:name="Symbol zastępczy numeru slajdu 6" draw:style-name="gr2" draw:text-style-name="P2" draw:layer="layout" svg:width="8.255cm" svg:height="1.274cm" svg:x="10.791cm" svg:y="24.126cm">
            <draw:text-box>
              <text:p text:style-name="P3"><text:span text:style-name="T2"><text:page-number>&lt;numer&gt;</text:page-number></text:span></text:p>
            </draw:text-box>
          </draw:frame>
          <draw:page-thumbnail draw:name="Symbol zastępczy obrazu slajdu 1" draw:layer="layout" svg:width="15.24cm" svg:height="8.572cm" svg:x="1.905cm" svg:y="3.175cm" draw:page-number="72" presentation:class="page"/>
          <draw:frame draw:name="Symbol zastępczy notatek 2" presentation:style-name="pr9" draw:text-style-name="P2" draw:layer="layout" svg:width="15.24cm" svg:height="10.001cm" svg:x="1.905cm" svg:y="12.224cm" presentation:class="notes">
            <draw:text-box>
              <text:p text:style-name="P5"><text:span text:style-name="T22">B, B, <text:s/>F</text:span></text:p>
            </draw:text-box>
          </draw:frame>
          <draw:frame draw:name="Symbol zastępczy numeru slajdu 3" draw:style-name="gr2" draw:text-style-name="P6" draw:layer="layout" svg:width="8.255cm" svg:height="1.274cm" svg:x="10.791cm" svg:y="24.126cm">
            <draw:text-box>
              <text:p text:style-name="P3"><text:span text:style-name="T22"><text:page-number>&lt;nu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Motyw-pakietu-Office-background" style:family="presentation">
      <style:graphic-properties draw:stroke="none" draw:fill="solid" draw:fill-color="#ffffff"/>
      <style:text-properties style:letter-kerning="true"/>
    </style:style>
    <style:style style:name="Master1-Motyw-pakietu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otyw-pakietu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1" style:family="presentation">
      <style:graphic-properties draw:stroke="none" draw:fill="none">
        <text:list-style style:name="Master1-Motyw-pakietu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2" style:family="presentation" style:parent-style-name="Master1-Motyw-pakietu-Office-outline1">
      <style:paragraph-properties fo:margin-top="0cm" fo:margin-bottom="0.4cm"/>
      <style:text-properties fo:font-size="28pt" style:font-size-asian="28pt" style:font-size-complex="28pt"/>
    </style:style>
    <style:style style:name="Master1-Motyw-pakietu-Office-outline3" style:family="presentation" style:parent-style-name="Master1-Motyw-pakietu-Office-outline2">
      <style:paragraph-properties fo:margin-top="0cm" fo:margin-bottom="0.3cm"/>
      <style:text-properties fo:font-size="24pt" style:font-size-asian="24pt" style:font-size-complex="24pt"/>
    </style:style>
    <style:style style:name="Master1-Motyw-pakietu-Office-outline4" style:family="presentation" style:parent-style-name="Master1-Motyw-pakietu-Office-outline3">
      <style:paragraph-properties fo:margin-top="0cm" fo:margin-bottom="0.2cm"/>
      <style:text-properties fo:font-size="20pt" style:font-size-asian="20pt" style:font-size-complex="20pt"/>
    </style:style>
    <style:style style:name="Master1-Motyw-pakietu-Office-outline5" style:family="presentation" style:parent-style-name="Master1-Motyw-pakietu-Office-outline4">
      <style:paragraph-properties fo:margin-top="0cm" fo:margin-bottom="0.1cm"/>
      <style:text-properties fo:font-size="20pt" style:font-size-asian="20pt" style:font-size-complex="20pt"/>
    </style:style>
    <style:style style:name="Master1-Motyw-pakietu-Office-outline6" style:family="presentation" style:parent-style-name="Master1-Motyw-pakietu-Office-outline5">
      <style:paragraph-properties fo:margin-top="0cm" fo:margin-bottom="0.1cm"/>
      <style:text-properties fo:font-size="20pt" style:font-size-asian="20pt" style:font-size-complex="20pt"/>
    </style:style>
    <style:style style:name="Master1-Motyw-pakietu-Office-outline7" style:family="presentation" style:parent-style-name="Master1-Motyw-pakietu-Office-outline6">
      <style:paragraph-properties fo:margin-top="0cm" fo:margin-bottom="0.1cm"/>
      <style:text-properties fo:font-size="20pt" style:font-size-asian="20pt" style:font-size-complex="20pt"/>
    </style:style>
    <style:style style:name="Master1-Motyw-pakietu-Office-outline8" style:family="presentation" style:parent-style-name="Master1-Motyw-pakietu-Office-outline7">
      <style:paragraph-properties fo:margin-top="0cm" fo:margin-bottom="0.1cm"/>
      <style:text-properties fo:font-size="20pt" style:font-size-asian="20pt" style:font-size-complex="20pt"/>
    </style:style>
    <style:style style:name="Master1-Motyw-pakietu-Office-outline9" style:family="presentation" style:parent-style-name="Master1-Motyw-pakietu-Office-outline8">
      <style:paragraph-properties fo:margin-top="0cm" fo:margin-bottom="0.1cm"/>
      <style:text-properties fo:font-size="20pt" style:font-size-asian="20pt" style:font-size-complex="20pt"/>
    </style:style>
    <style:style style:name="Master1-Motyw-pakietu-Office-subtitle" style:family="presentation">
      <style:graphic-properties draw:stroke="none" draw:fill="none" draw:textarea-vertical-align="middle">
        <text:list-style style:name="Master1-Motyw-pakietu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title" style:family="presentation">
      <style:graphic-properties draw:stroke="none" draw:fill="none" draw:textarea-vertical-align="middle">
        <text:list-style style:name="Master1-Motyw-pakietu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pr1" style:family="presentation" style:parent-style-name="Master1-Motyw-pakietu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Motyw-pakietu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Motyw-pakietu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Motyw-pakietu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Motyw-pakietu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Motyw-pakietu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Motyw-pakietu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ajd-tytułowy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ajd-tytuł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Slajd-tytułow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ytuł-i-zawartość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ytuł-i-zawartoś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ytuł-i-zawartoś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Nagłówek-sekcji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Nagłówek-sekcji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Nagłówek-sekcj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Nagłówek-sekcj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wa-elementy-zawartości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wa-elementy-zawartośc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wa-elementy-zawartośc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Porównani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Porównan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Porównan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ylko-tytu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ylko-tytu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ylko-tytu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Pust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Pust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Zawartość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Zawartość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Obraz-z-podpisem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Obraz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Obraz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vertTx-Tytuł-i-tekst-pionow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5" style:family="presentation" style:parent-style-name="Master1-Layout10-vertTx-Tytuł-i-tekst-pion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ytuł-i-tekst-pion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vertTitleAndTx-Tytuł-pionowy-i-teks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1-vertTitleAndTx-Tytuł-pionowy-i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ytuł-pionowy-i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Calibri Light'" style:font-family-generic="roman" style:font-pitch="variable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Calibri Light'" style:font-family-generic="roman" style:font-pitch="variable" fo:font-size="6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Calibri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'Calibri Light'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style:font-family-generic="roman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Symbol zastępczy numeru slajdu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Motyw-pakietu-Office" style:page-layout-name="PM1" draw:style-name="Mdp1">
      <draw:frame draw:name="Symbol zastępczy tytułu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tekstu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Kliknij, aby edytować style wzorca tekstu</text:span></text:p>
              <text:list>
                <text:list-item>
                  <text:p text:style-name="MP6"><text:span text:style-name="MT4">Drugi poziom</text:span></text:p>
                  <text:list>
                    <text:list-item>
                      <text:p text:style-name="MP7"><text:span text:style-name="MT5">Trzeci poziom</text:span></text:p>
                      <text:list>
                        <text:list-item>
                          <text:p text:style-name="MP8"><text:span text:style-name="MT6">Czwarty poziom</text:span></text:p>
                          <text:list>
                            <text:list-item>
                              <text:p text:style-name="MP9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Motyw-pakietu-Office-title" draw:layer="backgroundobjects" svg:width="15.24cm" svg:height="8.572cm" svg:x="1.905cm" svg:y="3.175cm" presentation:class="page"/>
        <draw:frame draw:name="Symbol zastępczy notatek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frame draw:name="Tytuł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Kliknij, aby edytować styl</text:span></text:p>
        </draw:text-box>
      </draw:frame>
      <draw:frame draw:name="Podtytuł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Kliknij, aby edytować styl wzorca podtytułu</text:span></text:p>
        </draw:text-box>
      </draw:frame>
      <draw:frame draw:name="Symbol zastępczy daty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draw:frame draw:name="Symbol zastępczy tekstu 6" presentation:style-name="Mpr12" draw:text-style-name="MP4" draw:layer="backgroundobjects" svg:width="30.479cm" svg:height="12.572cm" svg:x="1.693cm" svg:y="4.457cm" presentation:class="outline">
        <draw:text-box>
          <text:p/>
        </draw:text-box>
      </draw:frame>
      <presentation:notes style:page-layout-name="PM0">
        <draw:frame draw:name="Symbol zastępczy nagłówka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1-title-Slajd-tytułowy-title" draw:layer="backgroundobjects" svg:width="15.24cm" svg:height="8.572cm" svg:x="1.905cm" svg:y="3.175cm" presentation:class="page"/>
        <draw:frame draw:name="Symbol zastępczy notatek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frame draw:name="Tytuł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zawartości 2" presentation:style-name="Mpr17" draw:text-style-name="MP4" draw:layer="backgroundobjects" svg:width="29.21cm" svg:height="12.087cm" svg:x="2.328cm" svg:y="5.071cm" presentation:class="title">
        <draw:text-box>
          <text:list text:style-name="ML7">
            <text:list-item>
              <text:p text:style-name="MP5"><text:span text:style-name="MT3">Kliknij, aby edytować style wzorca tekstu</text:span><text:span text:style-name="MT3"><text:line-break/></text:span><text:span text:style-name="MT3">Drugi poziom</text:span><text:span text:style-name="MT3"><text:line-break/></text:span><text:span text:style-name="MT3">Trzeci poziom</text:span><text:span text:style-name="MT3"><text:line-break/></text:span><text:span text:style-name="MT3">Czwarty poziom</text:span><text:span text:style-name="MT3"><text:line-break/></text:span><text:span text:style-name="MT3">Piąty poziom</text:span></text:p>
            </text:list-item>
          </text:list>
        </draw:text-box>
      </draw:frame>
      <draw:frame draw:name="Symbol zastępczy daty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draw:frame draw:name="Symbol zastępczy zawartości 6" presentation:style-name="Mpr20" draw:text-style-name="MP4" draw:layer="backgroundobjects" svg:width="30.479cm" svg:height="12.572cm" svg:x="1.693cm" svg:y="4.457cm" presentation:class="title">
        <draw:text-box>
          <text:p/>
        </draw:text-box>
      </draw:frame>
      <draw:frame presentation:style-name="Master1-Layout2-obj-Tytuł-i-zawartość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frame draw:name="Symbol zastępczy nagłówka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2-obj-Tytuł-i-zawartość-title" draw:layer="backgroundobjects" svg:width="15.24cm" svg:height="8.572cm" svg:x="1.905cm" svg:y="3.175cm" presentation:class="page"/>
        <draw:frame draw:name="Symbol zastępczy notatek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frame draw:name="Tytuł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Kliknij, aby edytować styl</text:span></text:p>
        </draw:text-box>
      </draw:frame>
      <draw:frame draw:name="Symbol zastępczy tekstu 2" presentation:style-name="Mpr25" draw:text-style-name="MP4" draw:layer="backgroundobjects" svg:width="29.21cm" svg:height="4.167cm" svg:x="2.311cm" svg:y="12.749cm" presentation:class="outline">
        <draw:text-box>
          <text:list text:style-name="ML8">
            <text:list-item>
              <text:p text:style-name="MP18"><text:span text:style-name="MT11">Kliknij, aby edytować style wzorca tekstu</text:span></text:p>
            </text:list-item>
          </text:list>
        </draw:text-box>
      </draw:frame>
      <draw:frame draw:name="Symbol zastępczy daty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3-secHead-Nagłówek-sekcji-title" draw:layer="backgroundobjects" svg:width="15.24cm" svg:height="8.572cm" svg:x="1.905cm" svg:y="3.175cm" presentation:class="page"/>
        <draw:frame draw:name="Symbol zastępczy notatek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frame draw:name="Tytuł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zawartości 2" presentation:style-name="Mpr32" draw:text-style-name="MP4" draw:layer="backgroundobjects" svg:width="14.393cm" svg:height="12.087cm" svg:x="2.328cm" svg:y="5.071cm" presentation:class="title">
        <draw:text-box>
          <text:list text:style-name="ML7">
            <text:list-item>
              <text:p text:style-name="MP5"><text:span text:style-name="MT3">Kliknij, aby edytować style wzorca tekstu</text:span><text:span text:style-name="MT3"><text:line-break/></text:span><text:span text:style-name="MT3">Drugi poziom</text:span><text:span text:style-name="MT3"><text:line-break/></text:span><text:span text:style-name="MT3">Trzeci poziom</text:span><text:span text:style-name="MT3"><text:line-break/></text:span><text:span text:style-name="MT3">Czwarty poziom</text:span><text:span text:style-name="MT3"><text:line-break/></text:span><text:span text:style-name="MT3">Piąty poziom</text:span></text:p>
            </text:list-item>
          </text:list>
        </draw:text-box>
      </draw:frame>
      <draw:frame draw:name="Symbol zastępczy zawartości 3" presentation:style-name="Mpr32" draw:text-style-name="MP4" draw:layer="backgroundobjects" svg:width="14.393cm" svg:height="12.087cm" svg:x="17.145cm" svg:y="5.071cm" presentation:class="title">
        <draw:text-box>
          <text:list text:style-name="ML7">
            <text:list-item>
              <text:p text:style-name="MP5"><text:span text:style-name="MT3">Kliknij, aby edytować style wzorca tekstu</text:span><text:span text:style-name="MT3"><text:line-break/></text:span><text:span text:style-name="MT3">Drugi poziom</text:span><text:span text:style-name="MT3"><text:line-break/></text:span><text:span text:style-name="MT3">Trzeci poziom</text:span><text:span text:style-name="MT3"><text:line-break/></text:span><text:span text:style-name="MT3">Czwarty poziom</text:span><text:span text:style-name="MT3"><text:line-break/></text:span><text:span text:style-name="MT3">Piąty poziom</text:span></text:p>
            </text:list-item>
          </text:list>
        </draw:text-box>
      </draw:frame>
      <draw:frame draw:name="Symbol zastępczy daty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4-twoObj-Dwa-elementy-zawartości-title" draw:layer="backgroundobjects" svg:width="15.24cm" svg:height="8.572cm" svg:x="1.905cm" svg:y="3.175cm" presentation:class="page"/>
        <draw:frame draw:name="Symbol zastępczy notatek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frame draw:name="Tytuł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tekstu 2" presentation:style-name="Mpr39" draw:text-style-name="MP4" draw:layer="backgroundobjects" svg:width="14.327cm" svg:height="2.289cm" svg:x="2.333cm" svg:y="4.67cm" presentation:class="outline">
        <draw:text-box>
          <text:list text:style-name="ML8">
            <text:list-item>
              <text:p text:style-name="MP18"><text:span text:style-name="MT12">Kliknij, aby edytować style wzorca tekstu</text:span></text:p>
            </text:list-item>
          </text:list>
        </draw:text-box>
      </draw:frame>
      <draw:frame draw:name="Symbol zastępczy zawartości 3" presentation:style-name="Mpr40" draw:text-style-name="MP4" draw:layer="backgroundobjects" svg:width="14.327cm" svg:height="10.235cm" svg:x="2.333cm" svg:y="6.959cm" presentation:class="title">
        <draw:text-box>
          <text:list text:style-name="ML7">
            <text:list-item>
              <text:p text:style-name="MP5"><text:span text:style-name="MT3">Kliknij, aby edytować style wzorca tekstu</text:span><text:span text:style-name="MT3"><text:line-break/></text:span><text:span text:style-name="MT3">Drugi poziom</text:span><text:span text:style-name="MT3"><text:line-break/></text:span><text:span text:style-name="MT3">Trzeci poziom</text:span><text:span text:style-name="MT3"><text:line-break/></text:span><text:span text:style-name="MT3">Czwarty poziom</text:span><text:span text:style-name="MT3"><text:line-break/></text:span><text:span text:style-name="MT3">Piąty poziom</text:span></text:p>
            </text:list-item>
          </text:list>
        </draw:text-box>
      </draw:frame>
      <draw:frame draw:name="Symbol zastępczy tekstu 4" presentation:style-name="Mpr39" draw:text-style-name="MP4" draw:layer="backgroundobjects" svg:width="14.398cm" svg:height="2.289cm" svg:x="17.145cm" svg:y="4.67cm" presentation:class="outline">
        <draw:text-box>
          <text:list text:style-name="ML8">
            <text:list-item>
              <text:p text:style-name="MP18"><text:span text:style-name="MT12">Kliknij, aby edytować style wzorca tekstu</text:span></text:p>
            </text:list-item>
          </text:list>
        </draw:text-box>
      </draw:frame>
      <draw:frame draw:name="Symbol zastępczy zawartości 5" presentation:style-name="Mpr40" draw:text-style-name="MP4" draw:layer="backgroundobjects" svg:width="14.398cm" svg:height="10.235cm" svg:x="17.145cm" svg:y="6.959cm" presentation:class="title">
        <draw:text-box>
          <text:list text:style-name="ML7">
            <text:list-item>
              <text:p text:style-name="MP5"><text:span text:style-name="MT3">Kliknij, aby edytować style wzorca tekstu</text:span><text:span text:style-name="MT3"><text:line-break/></text:span><text:span text:style-name="MT3">Drugi poziom</text:span><text:span text:style-name="MT3"><text:line-break/></text:span><text:span text:style-name="MT3">Trzeci poziom</text:span><text:span text:style-name="MT3"><text:line-break/></text:span><text:span text:style-name="MT3">Czwarty poziom</text:span><text:span text:style-name="MT3"><text:line-break/></text:span><text:span text:style-name="MT3">Piąty poziom</text:span></text:p>
            </text:list-item>
          </text:list>
        </draw:text-box>
      </draw:frame>
      <draw:frame draw:name="Symbol zastępczy daty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5-twoTxTwoObj-Porównanie-title" draw:layer="backgroundobjects" svg:width="15.24cm" svg:height="8.572cm" svg:x="1.905cm" svg:y="3.175cm" presentation:class="page"/>
        <draw:frame draw:name="Symbol zastępczy notatek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frame draw:name="Tytuł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daty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6-titleOnly-Tylko-tytuł-title" draw:layer="backgroundobjects" svg:width="15.24cm" svg:height="8.572cm" svg:x="1.905cm" svg:y="3.175cm" presentation:class="page"/>
        <draw:frame draw:name="Symbol zastępczy notatek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frame draw:name="Symbol zastępczy daty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5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5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7-blank-Pusty-title" draw:layer="backgroundobjects" svg:width="15.24cm" svg:height="8.572cm" svg:x="1.905cm" svg:y="3.175cm" presentation:class="page"/>
        <draw:frame draw:name="Symbol zastępczy notatek 4" presentation:style-name="Mpr55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5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5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frame draw:name="Tytuł 1" presentation:style-name="Mpr57" draw:text-style-name="MP4" draw:layer="backgroundobjects" svg:width="10.923cm" svg:height="4.445cm" svg:x="2.333cm" svg:y="1.27cm" presentation:class="title">
        <draw:text-box>
          <text:p text:style-name="MP3"><text:span text:style-name="MT13">Kliknij, aby edytować styl</text:span></text:p>
        </draw:text-box>
      </draw:frame>
      <draw:frame draw:name="Symbol zastępczy zawartości 2" presentation:style-name="Mpr58" draw:text-style-name="MP4" draw:layer="backgroundobjects" svg:width="17.145cm" svg:height="13.538cm" svg:x="14.398cm" svg:y="2.743cm" presentation:class="title">
        <draw:text-box>
          <text:list text:style-name="ML7">
            <text:list-item>
              <text:p text:style-name="MP5"><text:span text:style-name="MT14">Kliknij, aby edytować style wzorca tekstu</text:span><text:span text:style-name="MT14"><text:line-break/></text:span><text:span text:style-name="MT14">Drugi poziom</text:span><text:span text:style-name="MT14"><text:line-break/></text:span><text:span text:style-name="MT14">Trzeci poziom</text:span><text:span text:style-name="MT14"><text:line-break/></text:span><text:span text:style-name="MT14">Czwarty poziom</text:span><text:span text:style-name="MT14"><text:line-break/></text:span><text:span text:style-name="MT14">Piąty poziom</text:span></text:p>
            </text:list-item>
          </text:list>
        </draw:text-box>
      </draw:frame>
      <draw:frame draw:name="Symbol zastępczy tekstu 3" presentation:style-name="Mpr59" draw:text-style-name="MP4" draw:layer="backgroundobjects" svg:width="10.923cm" svg:height="10.588cm" svg:x="2.333cm" svg:y="5.715cm" presentation:class="outline">
        <draw:text-box>
          <text:list text:style-name="ML8">
            <text:list-item>
              <text:p text:style-name="MP18"><text:span text:style-name="MT15">Kliknij, aby edytować style wzorca tekstu</text:span></text:p>
            </text:list-item>
          </text:list>
        </draw:text-box>
      </draw:frame>
      <draw:frame draw:name="Symbol zastępczy daty 4" presentation:style-name="Mpr6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5" presentation:style-name="Mpr6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6" presentation:style-name="Mpr6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6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6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8-objTx-Zawartość-z-podpisem-title" draw:layer="backgroundobjects" svg:width="15.24cm" svg:height="8.572cm" svg:x="1.905cm" svg:y="3.175cm" presentation:class="page"/>
        <draw:frame draw:name="Symbol zastępczy notatek 4" presentation:style-name="Mpr63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6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6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frame draw:name="Tytuł 1" presentation:style-name="Mpr65" draw:text-style-name="MP4" draw:layer="backgroundobjects" svg:width="10.923cm" svg:height="4.445cm" svg:x="2.333cm" svg:y="1.27cm" presentation:class="title">
        <draw:text-box>
          <text:p text:style-name="MP3"><text:span text:style-name="MT13">Kliknij, aby edytować styl</text:span></text:p>
        </draw:text-box>
      </draw:frame>
      <draw:frame draw:name="Symbol zastępczy obrazu 2" presentation:style-name="Mpr66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Symbol zastępczy tekstu 3" presentation:style-name="Mpr67" draw:text-style-name="MP4" draw:layer="backgroundobjects" svg:width="10.923cm" svg:height="10.588cm" svg:x="2.333cm" svg:y="5.715cm" presentation:class="outline">
        <draw:text-box>
          <text:list text:style-name="ML8">
            <text:list-item>
              <text:p text:style-name="MP18"><text:span text:style-name="MT15">Kliknij, aby edytować style wzorca tekstu</text:span></text:p>
            </text:list-item>
          </text:list>
        </draw:text-box>
      </draw:frame>
      <draw:frame draw:name="Symbol zastępczy daty 4" presentation:style-name="Mpr6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5" presentation:style-name="Mpr6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6" presentation:style-name="Mpr6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7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70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9-picTx-Obraz-z-podpisem-title" draw:layer="backgroundobjects" svg:width="15.24cm" svg:height="8.572cm" svg:x="1.905cm" svg:y="3.175cm" presentation:class="page"/>
        <draw:frame draw:name="Symbol zastępczy notatek 4" presentation:style-name="Mpr71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7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72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frame draw:name="Tytuł 1" presentation:style-name="Mpr73" draw:text-style-name="MP4" draw:layer="backgroundobjects" svg:width="29.21cm" svg:height="3.682cm" svg:x="2.328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tytułu pionowego 2" presentation:style-name="Mpr74" draw:text-style-name="MP19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Kliknij, aby edytować style wzorca tekstu</text:span></text:p>
              <text:list>
                <text:list-item>
                  <text:p text:style-name="MP6"><text:span text:style-name="MT4">Drugi poziom</text:span></text:p>
                  <text:list>
                    <text:list-item>
                      <text:p text:style-name="MP7"><text:span text:style-name="MT5">Trzeci poziom</text:span></text:p>
                      <text:list>
                        <text:list-item>
                          <text:p text:style-name="MP8"><text:span text:style-name="MT6">Czwarty poziom</text:span></text:p>
                          <text:list>
                            <text:list-item>
                              <text:p text:style-name="MP9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7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7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7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77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10-vertTx-Tytuł-i-tekst-pionowy-title" draw:layer="backgroundobjects" svg:width="15.24cm" svg:height="8.572cm" svg:x="1.905cm" svg:y="3.175cm" presentation:class="page"/>
        <draw:frame draw:name="Symbol zastępczy notatek 4" presentation:style-name="Mpr78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7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79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frame draw:name="Tytuł pionowy 1" presentation:style-name="Mpr80" draw:text-style-name="MP19" draw:layer="backgroundobjects" svg:width="7.302cm" svg:height="16.144cm" svg:x="24.236cm" svg:y="1.014cm" presentation:class="title">
        <draw:text-box>
          <text:p text:style-name="MP3"><text:span text:style-name="MT2">Kliknij, aby edytować styl</text:span></text:p>
        </draw:text-box>
      </draw:frame>
      <draw:frame draw:name="Symbol zastępczy tytułu pionowego 2" presentation:style-name="Mpr81" draw:text-style-name="MP19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3">Kliknij, aby edytować style wzorca tekstu</text:span></text:p>
              <text:list>
                <text:list-item>
                  <text:p text:style-name="MP6"><text:span text:style-name="MT4">Drugi poziom</text:span></text:p>
                  <text:list>
                    <text:list-item>
                      <text:p text:style-name="MP7"><text:span text:style-name="MT5">Trzeci poziom</text:span></text:p>
                      <text:list>
                        <text:list-item>
                          <text:p text:style-name="MP8"><text:span text:style-name="MT6">Czwarty poziom</text:span></text:p>
                          <text:list>
                            <text:list-item>
                              <text:p text:style-name="MP9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8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8-04-06">18-4-6</text:date></text:span></text:p>
        </draw:text-box>
      </draw:frame>
      <draw:frame draw:name="Symbol zastępczy stopki 4" presentation:style-name="Mpr8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ymbol zastępczy numeru slajdu 5" presentation:style-name="Mpr8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er&gt;</text:page-number></text:span></text:p>
        </draw:text-box>
      </draw:frame>
      <presentation:notes style:page-layout-name="PM0">
        <draw:frame draw:name="Symbol zastępczy nagłówka 1" presentation:style-name="Mpr8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8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1" text:date-value="2018-04-06">18-4-6</text:date></text:span></text:p>
          </draw:text-box>
        </draw:frame>
        <draw:page-thumbnail draw:name="Symbol zastępczy obrazu slajdu 3" presentation:style-name="Master1-Layout11-vertTitleAndTx-Tytuł-pionowy-i-tekst-title" draw:layer="backgroundobjects" svg:width="15.24cm" svg:height="8.572cm" svg:x="1.905cm" svg:y="3.175cm" presentation:class="page"/>
        <draw:frame draw:name="Symbol zastępczy notatek 4" presentation:style-name="Mpr85" draw:text-style-name="MP4" draw:layer="backgroundobjects" svg:width="15.24cm" svg:height="10.001cm" svg:x="1.905cm" svg:y="12.224cm" presentation:class="notes">
          <draw:text-box>
            <text:p text:style-name="MP10"><text:span text:style-name="MT9">Kliknij, aby edytować style wzorca tekstu</text:span></text:p>
            <text:list text:style-name="ML5">
              <text:list-item>
                <text:list>
                  <text:list-item>
                    <text:p text:style-name="MP12"><text:span text:style-name="MT9">Drugi poziom</text:span></text:p>
                    <text:list>
                      <text:list-item>
                        <text:p text:style-name="MP13"><text:span text:style-name="MT9">Trzeci poziom</text:span></text:p>
                        <text:list>
                          <text:list-item>
                            <text:p text:style-name="MP14"><text:span text:style-name="MT9">Czwarty poziom</text:span></text:p>
                            <text:list>
                              <text:list-item>
                                <text:p text:style-name="MP15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8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8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JAVA 8</dc:title>
    <meta:initial-creator>Kozak Zbigniew</meta:initial-creator>
    <dc:creator>user </dc:creator>
    <meta:creation-date>2018-04-05T06:32:22Z</meta:creation-date>
    <dc:date>2018-04-06T21:41:53.18</dc:date>
    <meta:editing-cycles>78</meta:editing-cycles>
    <meta:editing-duration>PT1H35M38S</meta:editing-duration>
    <meta:document-statistic meta:object-count="735"/>
  </office:meta>
</office:document-meta>
</file>